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868084" officeooo:paragraph-rsid="00868084"/>
    </style:style>
    <style:style style:name="P28" style:family="paragraph" style:parent-style-name="Text_20_body">
      <style:text-properties officeooo:rsid="003ffa84" officeooo:paragraph-rsid="003ffa84"/>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Text_20_body_20_Start">
      <style:text-properties officeooo:paragraph-rsid="002797df"/>
    </style:style>
    <style:style style:name="P61" style:family="paragraph" style:parent-style-name="Text_20_body_20_Start">
      <style:text-properties officeooo:paragraph-rsid="00283a1c"/>
    </style:style>
    <style:style style:name="P62" style:family="paragraph" style:parent-style-name="Text_20_body_20_Start">
      <style:text-properties officeooo:paragraph-rsid="002bdd1b"/>
    </style:style>
    <style:style style:name="P63" style:family="paragraph" style:parent-style-name="Text_20_body_20_Start">
      <style:text-properties officeooo:paragraph-rsid="0034fa7e"/>
    </style:style>
    <style:style style:name="P64" style:family="paragraph" style:parent-style-name="Text_20_body_20_Start">
      <style:text-properties officeooo:paragraph-rsid="003c91ca"/>
    </style:style>
    <style:style style:name="P65" style:family="paragraph" style:parent-style-name="Text_20_body_20_Start">
      <style:text-properties officeooo:rsid="003e8725" officeooo:paragraph-rsid="003e8725"/>
    </style:style>
    <style:style style:name="P66" style:family="paragraph" style:parent-style-name="Text_20_body_20_Start">
      <style:text-properties officeooo:paragraph-rsid="00426797"/>
    </style:style>
    <style:style style:name="P67" style:family="paragraph" style:parent-style-name="Text_20_body_20_Start">
      <style:text-properties officeooo:paragraph-rsid="0045953a"/>
    </style:style>
    <style:style style:name="P68" style:family="paragraph" style:parent-style-name="Text_20_body_20_Start">
      <style:text-properties officeooo:paragraph-rsid="00585f9b"/>
    </style:style>
    <style:style style:name="P69" style:family="paragraph" style:parent-style-name="Text_20_body_20_Start">
      <style:text-properties officeooo:rsid="005eb9c6" officeooo:paragraph-rsid="005eb9c6"/>
    </style:style>
    <style:style style:name="P70" style:family="paragraph" style:parent-style-name="Text_20_body_20_Start">
      <style:text-properties officeooo:paragraph-rsid="0062e13e"/>
    </style:style>
    <style:style style:name="P71" style:family="paragraph" style:parent-style-name="Text_20_body_20_Start">
      <style:text-properties officeooo:rsid="0062e13e" officeooo:paragraph-rsid="0062e13e"/>
    </style:style>
    <style:style style:name="P72" style:family="paragraph" style:parent-style-name="Text_20_body_20_Start">
      <style:text-properties officeooo:paragraph-rsid="008bbbf4"/>
    </style:style>
    <style:style style:name="P73" style:family="paragraph" style:parent-style-name="Option_20_Start">
      <style:text-properties officeooo:paragraph-rsid="002706f7"/>
    </style:style>
    <style:style style:name="P74" style:family="paragraph" style:parent-style-name="Option_20_Start">
      <style:text-properties officeooo:paragraph-rsid="002797df"/>
    </style:style>
    <style:style style:name="P75" style:family="paragraph" style:parent-style-name="Option_20_Start">
      <style:text-properties officeooo:paragraph-rsid="00283a1c"/>
    </style:style>
    <style:style style:name="P76" style:family="paragraph" style:parent-style-name="Option_20_Start">
      <style:text-properties officeooo:rsid="00283a1c" officeooo:paragraph-rsid="00283a1c"/>
    </style:style>
    <style:style style:name="P77" style:family="paragraph" style:parent-style-name="Option_20_Start">
      <style:text-properties officeooo:paragraph-rsid="0030f54a"/>
    </style:style>
    <style:style style:name="P78" style:family="paragraph" style:parent-style-name="Option_20_Start">
      <style:text-properties officeooo:paragraph-rsid="006c2030"/>
    </style:style>
    <style:style style:name="P79" style:family="paragraph" style:parent-style-name="Option_20_Start">
      <style:text-properties officeooo:paragraph-rsid="007a1f5a"/>
    </style:style>
    <style:style style:name="P80" style:family="paragraph" style:parent-style-name="Table">
      <style:text-properties officeooo:paragraph-rsid="00618721"/>
    </style:style>
    <style:style style:name="P81" style:family="paragraph" style:parent-style-name="Source_20_code">
      <style:text-properties officeooo:rsid="006496a9" officeooo:paragraph-rsid="006496a9"/>
    </style:style>
    <style:style style:name="P82" style:family="paragraph" style:parent-style-name="Source_20_code">
      <style:text-properties officeooo:paragraph-rsid="0083e2e4"/>
    </style:style>
    <style:style style:name="P83" style:family="paragraph" style:parent-style-name="Contents_20_2">
      <style:paragraph-properties>
        <style:tab-stops>
          <style:tab-stop style:position="165.01mm" style:type="right" style:leader-style="dotted" style:leader-text="."/>
        </style:tab-stops>
      </style:paragraph-properties>
    </style:style>
    <style:style style:name="P84" style:family="paragraph" style:parent-style-name="Option_20_note">
      <style:text-properties officeooo:paragraph-rsid="007a1f5a"/>
    </style:style>
    <style:style style:name="P85" style:family="paragraph" style:parent-style-name="Contents_20_3">
      <style:paragraph-properties>
        <style:tab-stops>
          <style:tab-stop style:position="160.02mm" style:type="right" style:leader-style="dotted" style:leader-text="."/>
        </style:tab-stops>
      </style:paragraph-properties>
    </style:style>
    <style:style style:name="P86" style:family="paragraph" style:parent-style-name="Contents_20_4">
      <style:paragraph-properties>
        <style:tab-stops>
          <style:tab-stop style:position="155.03mm" style:type="right" style:leader-style="dotted" style:leader-text="."/>
        </style:tab-stops>
      </style:paragraph-properties>
    </style:style>
    <style:style style:name="P87" style:family="paragraph" style:parent-style-name="Table_20_index_20_1">
      <style:paragraph-properties>
        <style:tab-stops>
          <style:tab-stop style:position="170mm" style:type="right" style:leader-style="dotted" style:leader-text="."/>
        </style:tab-stops>
      </style:paragraph-properties>
    </style:style>
    <style:style style:name="P88" style:family="paragraph" style:parent-style-name="Illustration_20_Index_20_1">
      <style:paragraph-properties>
        <style:tab-stops>
          <style:tab-stop style:position="170mm" style:type="right" style:leader-style="dotted" style:leader-text="."/>
        </style:tab-stops>
      </style:paragraph-properties>
    </style:style>
    <style:style style:name="P89" style:family="paragraph" style:parent-style-name="Contents_20_1">
      <style:paragraph-properties>
        <style:tab-stops>
          <style:tab-stop style:position="170mm" style:type="right" style:leader-style="dotted" style:leader-text="."/>
        </style:tab-stops>
      </style:paragraph-properties>
    </style:style>
    <style:style style:name="P90" style:family="paragraph" style:parent-style-name="Index_20_1">
      <style:paragraph-properties>
        <style:tab-stops>
          <style:tab-stop style:position="170mm" style:type="right" style:leader-style="dotted" style:leader-text="."/>
        </style:tab-stops>
      </style:paragraph-properties>
    </style:style>
    <style:style style:name="P91" style:family="paragraph" style:parent-style-name="Index_20_Separator">
      <style:paragraph-properties>
        <style:tab-stops/>
      </style:paragraph-properties>
    </style:style>
    <style:style style:name="P92" style:family="paragraph" style:parent-style-name="Standard" style:list-style-name="L8"/>
    <style:style style:name="P93" style:family="paragraph" style:parent-style-name="Standard" style:list-style-name="L8">
      <style:text-properties officeooo:paragraph-rsid="0038929b"/>
    </style:style>
    <style:style style:name="P94" style:family="paragraph" style:parent-style-name="Text_20_body" style:list-style-name="L9"/>
    <style:style style:name="P95" style:family="paragraph" style:parent-style-name="Text_20_body">
      <style:text-properties officeooo:rsid="00923db5" officeooo:paragraph-rsid="00923db5"/>
    </style:style>
    <style:style style:name="P96" style:family="paragraph" style:parent-style-name="Text_20_body">
      <style:text-properties officeooo:rsid="00766659" officeooo:paragraph-rsid="00766659"/>
    </style:style>
    <style:style style:name="P97" style:family="paragraph" style:parent-style-name="Heading_20_2">
      <style:text-properties officeooo:rsid="00868084" officeooo:paragraph-rsid="00868084"/>
    </style:style>
    <style:style style:name="P98" style:family="paragraph" style:parent-style-name="Heading_20_2">
      <style:text-properties officeooo:rsid="0032c6b2" officeooo:paragraph-rsid="0032c6b2"/>
    </style:style>
    <style:style style:name="P99" style:family="paragraph" style:parent-style-name="Heading_20_1" style:list-style-name="">
      <style:paragraph-properties fo:text-align="justify" style:justify-single-word="false"/>
    </style:style>
    <style:style style:name="P100" style:family="paragraph" style:parent-style-name="Heading_20_1">
      <style:paragraph-properties fo:break-before="page"/>
    </style:style>
    <style:style style:name="P101" style:family="paragraph" style:parent-style-name="Heading_20_3">
      <style:text-properties style:font-style-asian="normal" style:font-style-complex="normal"/>
    </style:style>
    <style:style style:name="P102" style:family="paragraph" style:parent-style-name="Heading_20_3">
      <style:text-properties officeooo:paragraph-rsid="002706f7"/>
    </style:style>
    <style:style style:name="P103" style:family="paragraph" style:parent-style-name="Heading_20_3">
      <style:text-properties officeooo:paragraph-rsid="00918711"/>
    </style:style>
    <style:style style:name="P104" style:family="paragraph" style:parent-style-name="Heading_20_3">
      <style:paragraph-properties fo:break-before="page"/>
    </style:style>
    <style:style style:name="P105" style:family="paragraph" style:parent-style-name="Command">
      <style:text-properties officeooo:paragraph-rsid="009b6395"/>
    </style:style>
    <style:style style:name="P106" style:family="paragraph" style:parent-style-name="Note">
      <style:text-properties officeooo:paragraph-rsid="009addbb"/>
    </style:style>
    <style:style style:name="P107" style:family="paragraph" style:parent-style-name="Heading_20_4">
      <style:text-properties officeooo:rsid="003b244f" officeooo:paragraph-rsid="003b244f"/>
    </style:style>
    <style:style style:name="P108" style:family="paragraph" style:parent-style-name="Heading_20_4">
      <style:text-properties officeooo:rsid="003e8725" officeooo:paragraph-rsid="003e8725"/>
    </style:style>
    <style:style style:name="P109" style:family="paragraph" style:parent-style-name="List_20_1">
      <style:text-properties officeooo:rsid="006f49b8" officeooo:paragraph-rsid="006f49b8"/>
    </style:style>
    <style:style style:name="P110" style:family="paragraph" style:parent-style-name="List_20_1">
      <style:text-properties officeooo:rsid="0068dddf" officeooo:paragraph-rsid="0068dddf"/>
    </style:style>
    <style:style style:name="P111" style:family="paragraph" style:parent-style-name="List_20_1">
      <style:text-properties officeooo:rsid="008310a8" officeooo:paragraph-rsid="008310a8"/>
    </style:style>
    <style:style style:name="P112" style:family="paragraph" style:parent-style-name="List_20_1" style:list-style-name="L7"/>
    <style:style style:name="P113" style:family="paragraph" style:parent-style-name="List_20_1">
      <style:text-properties officeooo:paragraph-rsid="004dfd2b"/>
    </style:style>
    <style:style style:name="P114" style:family="paragraph" style:parent-style-name="List_20_1">
      <style:text-properties officeooo:rsid="0038d579" officeooo:paragraph-rsid="0038d579"/>
    </style:style>
    <style:style style:name="P115" style:family="paragraph" style:parent-style-name="List_20_1">
      <style:text-properties officeooo:paragraph-rsid="0038d579"/>
    </style:style>
    <style:style style:name="P116" style:family="paragraph" style:parent-style-name="List_20_1">
      <style:text-properties officeooo:paragraph-rsid="0042e302"/>
    </style:style>
    <style:style style:name="P117" style:family="paragraph" style:parent-style-name="List_20_1">
      <style:text-properties officeooo:rsid="0042e302" officeooo:paragraph-rsid="0042e302"/>
    </style:style>
    <style:style style:name="P118" style:family="paragraph" style:parent-style-name="List_20_1">
      <style:text-properties officeooo:paragraph-rsid="004495ea"/>
    </style:style>
    <style:style style:name="P119" style:family="paragraph" style:parent-style-name="List_20_1">
      <style:text-properties officeooo:paragraph-rsid="0013ea2a"/>
    </style:style>
    <style:style style:name="P120" style:family="paragraph" style:parent-style-name="List_20_1_20_Cont." style:list-style-name="L4"/>
    <style:style style:name="P121" style:family="paragraph" style:parent-style-name="List_20_1_20_Cont.">
      <style:paragraph-properties fo:margin-left="12.51mm" fo:margin-right="0mm" fo:text-indent="-4mm" style:auto-text-indent="false"/>
    </style:style>
    <style:style style:name="P122" style:family="paragraph" style:parent-style-name="Option" style:list-style-name="L9"/>
    <style:style style:name="P123" style:family="paragraph" style:parent-style-name="List_20_1_20_Start" style:list-style-name="L1"/>
    <style:style style:name="P124" style:family="paragraph" style:parent-style-name="List_20_1_20_Start" style:list-style-name="L2"/>
    <style:style style:name="P125" style:family="paragraph" style:parent-style-name="List_20_1_20_Start" style:list-style-name="L4"/>
    <style:style style:name="P126" style:family="paragraph" style:parent-style-name="List_20_1_20_Start" style:list-style-name="L5">
      <style:text-properties officeooo:paragraph-rsid="006f49b8"/>
    </style:style>
    <style:style style:name="P127" style:family="paragraph" style:parent-style-name="List_20_1_20_Start" style:list-style-name="L6"/>
    <style:style style:name="P128" style:family="paragraph" style:parent-style-name="List_20_1_20_Start" style:list-style-name="L7"/>
    <style:style style:name="P129" style:family="paragraph" style:parent-style-name="List_20_1_20_Start">
      <style:text-properties officeooo:paragraph-rsid="0013ea2a"/>
    </style:style>
    <style:style style:name="P130" style:family="paragraph" style:parent-style-name="List_20_1_20_Start">
      <style:text-properties officeooo:rsid="0013ea2a" officeooo:paragraph-rsid="0014b6e1"/>
    </style:style>
    <style:style style:name="P131" style:family="paragraph" style:parent-style-name="List_20_1_20_Start" style:list-style-name="L10"/>
    <style:style style:name="P132" style:family="paragraph" style:parent-style-name="List_20_1_20_Start" style:list-style-name="L11"/>
    <style:style style:name="P133" style:family="paragraph" style:parent-style-name="List_20_1_20_Start">
      <style:paragraph-properties fo:margin-left="12.51mm" fo:margin-right="0mm" fo:text-indent="-4.06mm" style:auto-text-indent="false"/>
    </style:style>
    <style:style style:name="P134" style:family="paragraph" style:parent-style-name="Command_20_Start">
      <style:text-properties officeooo:paragraph-rsid="009816eb"/>
    </style:style>
    <style:style style:name="P135" style:family="paragraph" style:parent-style-name="List_20_1_20_End" style:list-style-name="L3"/>
    <style:style style:name="P136" style:family="paragraph" style:parent-style-name="List_20_1_20_End" style:list-style-name="L6">
      <style:text-properties officeooo:paragraph-rsid="00272990"/>
    </style:style>
    <style:style style:name="P137" style:family="paragraph" style:parent-style-name="List_20_1_20_End">
      <style:text-properties officeooo:rsid="0038d579" officeooo:paragraph-rsid="0038d579"/>
    </style:style>
    <style:style style:name="P138" style:family="paragraph" style:parent-style-name="List_20_1_20_End">
      <style:text-properties officeooo:paragraph-rsid="0013ea2a"/>
    </style:style>
    <style:style style:name="P139" style:family="paragraph" style:parent-style-name="List_20_1_20_End">
      <style:text-properties officeooo:rsid="0013ea2a" officeooo:paragraph-rsid="0013ea2a"/>
    </style:style>
    <style:style style:name="P140" style:family="paragraph" style:parent-style-name="List_20_1_20_End" style:list-style-name="L10"/>
    <style:style style:name="P141" style:family="paragraph" style:parent-style-name="List_20_1_20_End" style:list-style-name="L11"/>
    <style:style style:name="P142" style:family="paragraph" style:parent-style-name="List_20_1_20_End">
      <style:paragraph-properties fo:margin-left="12.51mm" fo:margin-right="0mm" fo:text-indent="-4mm" style:auto-text-indent="false"/>
    </style:style>
    <style:style style:name="P143" style:family="paragraph" style:parent-style-name="Command_20_Cont.">
      <style:text-properties officeooo:paragraph-rsid="0097b2f6"/>
    </style:style>
    <style:style style:name="P144" style:family="paragraph" style:parent-style-name="Command_20_End">
      <style:text-properties officeooo:paragraph-rsid="0098d308"/>
    </style:style>
    <style:style style:name="P145" style:family="paragraph" style:parent-style-name="Question">
      <style:text-properties officeooo:rsid="0037af8d" officeooo:paragraph-rsid="0037af8d"/>
    </style:style>
    <style:style style:name="P146" style:family="paragraph" style:parent-style-name="Question">
      <style:text-properties officeooo:rsid="008db1e9" officeooo:paragraph-rsid="008db1e9"/>
    </style:style>
    <style:style style:name="P147" style:family="paragraph" style:parent-style-name="Text_20_body_20_Start">
      <style:text-properties officeooo:paragraph-rsid="00935ac3"/>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style:text-position="super 58%"/>
    </style:style>
    <style:style style:name="T15" style:family="text">
      <style:text-properties style:text-position="super 58%" style:font-style-asian="italic" style:font-style-complex="italic"/>
    </style:style>
    <style:style style:name="T16" style:family="text">
      <style:text-properties style:text-position="super 58%" officeooo:rsid="00272990"/>
    </style:style>
    <style:style style:name="T17" style:family="text">
      <style:text-properties style:font-style-asian="italic" style:font-style-complex="italic"/>
    </style:style>
    <style:style style:name="T18" style:family="text">
      <style:text-properties style:text-underline-style="solid" style:text-underline-width="auto" style:text-underline-color="font-color" style:font-style-asian="normal" style:font-style-complex="normal"/>
    </style:style>
    <style:style style:name="T19" style:family="text">
      <style:text-properties style:font-name="Ume P Mincho S3" style:font-name-asian="Ume P Mincho S3" style:font-name-complex="Ume P Mincho S3"/>
    </style:style>
    <style:style style:name="T20" style:family="text">
      <style:text-properties fo:font-weight="bold" style:font-weight-asian="bold" style:font-weight-complex="bold"/>
    </style:style>
    <style:style style:name="T21" style:family="text">
      <style:text-properties officeooo:rsid="0013ea2a"/>
    </style:style>
    <style:style style:name="T22" style:family="text">
      <style:text-properties officeooo:rsid="0014b6e1"/>
    </style:style>
    <style:style style:name="T23" style:family="text">
      <style:text-properties officeooo:rsid="0015d65b"/>
    </style:style>
    <style:style style:name="T24" style:family="text">
      <style:text-properties officeooo:rsid="00259ac4"/>
    </style:style>
    <style:style style:name="T25" style:family="text">
      <style:text-properties officeooo:rsid="002706f7"/>
    </style:style>
    <style:style style:name="T26" style:family="text">
      <style:text-properties officeooo:rsid="00272990"/>
    </style:style>
    <style:style style:name="T27" style:family="text">
      <style:text-properties officeooo:rsid="002797df"/>
    </style:style>
    <style:style style:name="T28" style:family="text">
      <style:text-properties officeooo:rsid="00283a1c"/>
    </style:style>
    <style:style style:name="T29" style:family="text">
      <style:text-properties officeooo:rsid="00297a38"/>
    </style:style>
    <style:style style:name="T30" style:family="text">
      <style:text-properties officeooo:rsid="002a1459"/>
    </style:style>
    <style:style style:name="T31" style:family="text">
      <style:text-properties officeooo:rsid="002d4b7d"/>
    </style:style>
    <style:style style:name="T32" style:family="text">
      <style:text-properties officeooo:rsid="002db773"/>
    </style:style>
    <style:style style:name="T33" style:family="text">
      <style:text-properties officeooo:rsid="002ee9f8"/>
    </style:style>
    <style:style style:name="T34" style:family="text">
      <style:text-properties officeooo:rsid="00302c38"/>
    </style:style>
    <style:style style:name="T35" style:family="text">
      <style:text-properties officeooo:rsid="0030f54a"/>
    </style:style>
    <style:style style:name="T36" style:family="text">
      <style:text-properties officeooo:rsid="00330a2b"/>
    </style:style>
    <style:style style:name="T37" style:family="text">
      <style:text-properties officeooo:rsid="0034fa7e"/>
    </style:style>
    <style:style style:name="T38" style:family="text">
      <style:text-properties officeooo:rsid="0036e484"/>
    </style:style>
    <style:style style:name="T39" style:family="text">
      <style:text-properties officeooo:rsid="0038929b"/>
    </style:style>
    <style:style style:name="T40" style:family="text">
      <style:text-properties officeooo:rsid="0039b912"/>
    </style:style>
    <style:style style:name="T41" style:family="text">
      <style:text-properties officeooo:rsid="003b244f"/>
    </style:style>
    <style:style style:name="T42" style:family="text">
      <style:text-properties officeooo:rsid="003c91ca"/>
    </style:style>
    <style:style style:name="T43" style:family="text">
      <style:text-properties officeooo:rsid="003d2435"/>
    </style:style>
    <style:style style:name="T44" style:family="text">
      <style:text-properties officeooo:rsid="003e47c0"/>
    </style:style>
    <style:style style:name="T45" style:family="text">
      <style:text-properties officeooo:rsid="003e8725"/>
    </style:style>
    <style:style style:name="T46" style:family="text">
      <style:text-properties officeooo:rsid="0041c449"/>
    </style:style>
    <style:style style:name="T47" style:family="text">
      <style:text-properties officeooo:rsid="00426797"/>
    </style:style>
    <style:style style:name="T48" style:family="text">
      <style:text-properties officeooo:rsid="0042e302"/>
    </style:style>
    <style:style style:name="T49" style:family="text">
      <style:text-properties officeooo:rsid="004495ea"/>
    </style:style>
    <style:style style:name="T50" style:family="text">
      <style:text-properties officeooo:rsid="0044bc21"/>
    </style:style>
    <style:style style:name="T51" style:family="text">
      <style:text-properties officeooo:rsid="004dfd2b"/>
    </style:style>
    <style:style style:name="T52" style:family="text">
      <style:text-properties officeooo:rsid="0050c1de"/>
    </style:style>
    <style:style style:name="T53" style:family="text">
      <style:text-properties officeooo:rsid="005246f6"/>
    </style:style>
    <style:style style:name="T54" style:family="text">
      <style:text-properties officeooo:rsid="00535d91"/>
    </style:style>
    <style:style style:name="T55" style:family="text">
      <style:text-properties officeooo:rsid="00547596"/>
    </style:style>
    <style:style style:name="T56" style:family="text">
      <style:text-properties officeooo:rsid="0056d64d"/>
    </style:style>
    <style:style style:name="T57" style:family="text">
      <style:text-properties officeooo:rsid="00585f9b"/>
    </style:style>
    <style:style style:name="T58" style:family="text">
      <style:text-properties officeooo:rsid="0016c718"/>
    </style:style>
    <style:style style:name="T59" style:family="text">
      <style:text-properties officeooo:rsid="005c5ea5"/>
    </style:style>
    <style:style style:name="T60" style:family="text">
      <style:text-properties officeooo:rsid="005eb9c6"/>
    </style:style>
    <style:style style:name="T61" style:family="text">
      <style:text-properties officeooo:rsid="00618721"/>
    </style:style>
    <style:style style:name="T62" style:family="text">
      <style:text-properties officeooo:rsid="0062e13e"/>
    </style:style>
    <style:style style:name="T63" style:family="text">
      <style:text-properties officeooo:rsid="00647896"/>
    </style:style>
    <style:style style:name="T64" style:family="text">
      <style:text-properties officeooo:rsid="00662ed2"/>
    </style:style>
    <style:style style:name="T65" style:family="text">
      <style:text-properties officeooo:rsid="006a1074"/>
    </style:style>
    <style:style style:name="T66" style:family="text">
      <style:text-properties officeooo:rsid="006b1df6"/>
    </style:style>
    <style:style style:name="T67" style:family="text">
      <style:text-properties officeooo:rsid="006c2030"/>
    </style:style>
    <style:style style:name="T68" style:family="text">
      <style:text-properties officeooo:rsid="00715870"/>
    </style:style>
    <style:style style:name="T69" style:family="text">
      <style:text-properties officeooo:rsid="0073ad2a"/>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text-properties officeooo:rsid="008d2da1"/>
    </style:style>
    <style:style style:name="T83" style:family="text">
      <style:text-properties officeooo:rsid="008db1e9"/>
    </style:style>
    <style:style style:name="T84" style:family="text">
      <style:text-properties officeooo:rsid="008efcec"/>
    </style:style>
    <style:style style:name="T85" style:family="text">
      <style:text-properties officeooo:rsid="008f3087"/>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85">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9"><text:a xlink:type="simple" xlink:href="#__RefHeading__31345316" text:style-name="Index_20_Link" text:visited-style-name="Index_20_Link">Overview<text:tab/>5</text:a></text:p>
          <text:p text:style-name="P83"><text:a xlink:type="simple" xlink:href="#__RefHeading__16232_1510295094" text:style-name="Index_20_Link" text:visited-style-name="Index_20_Link">Features<text:tab/>5</text:a></text:p>
          <text:p text:style-name="P83"><text:a xlink:type="simple" xlink:href="#__RefHeading__16234_1510295094" text:style-name="Index_20_Link" text:visited-style-name="Index_20_Link">Requirements<text:tab/>5</text:a></text:p>
          <text:p text:style-name="P83"><text:a xlink:type="simple" xlink:href="#__RefHeading__16236_1510295094" text:style-name="Index_20_Link" text:visited-style-name="Index_20_Link">Supported entry types<text:tab/>6</text:a></text:p>
          <text:p text:style-name="P89"><text:a xlink:type="simple" xlink:href="#__RefHeading__16238_1510295094" text:style-name="Index_20_Link" text:visited-style-name="Index_20_Link">Installation<text:tab/>7</text:a></text:p>
          <text:p text:style-name="P83"><text:a xlink:type="simple" xlink:href="#__RefHeading__16240_1510295094" text:style-name="Index_20_Link" text:visited-style-name="Index_20_Link">Packages<text:tab/>7</text:a></text:p>
          <text:p text:style-name="P83"><text:a xlink:type="simple" xlink:href="#__RefHeading__31496503" text:style-name="Index_20_Link" text:visited-style-name="Index_20_Link">Network connection key files<text:tab/>7</text:a></text:p>
          <text:p text:style-name="P89"><text:a xlink:type="simple" xlink:href="#__RefHeading__16242_1510295094" text:style-name="Index_20_Link" text:visited-style-name="Index_20_Link">Usage<text:tab/>8</text:a></text:p>
          <text:p text:style-name="P83"><text:a xlink:type="simple" xlink:href="#__RefHeading__16244_1510295094" text:style-name="Index_20_Link" text:visited-style-name="Index_20_Link">Creating archives<text:tab/>9</text:a></text:p>
          <text:p text:style-name="P85"><text:a xlink:type="simple" xlink:href="#__RefHeading__16246_1510295094" text:style-name="Index_20_Link" text:visited-style-name="Index_20_Link">File archives<text:tab/>9</text:a></text:p>
          <text:p text:style-name="P85"><text:a xlink:type="simple" xlink:href="#__RefHeading__16248_1510295094" text:style-name="Index_20_Link" text:visited-style-name="Index_20_Link">Image archives<text:tab/>10</text:a></text:p>
          <text:p text:style-name="P83"><text:a xlink:type="simple" xlink:href="#__RefHeading__16250_1510295094" text:style-name="Index_20_Link" text:visited-style-name="Index_20_Link">List archives and directory content<text:tab/>10</text:a></text:p>
          <text:p text:style-name="P83"><text:a xlink:type="simple" xlink:href="#__RefHeading__16252_1510295094" text:style-name="Index_20_Link" text:visited-style-name="Index_20_Link">Test archives<text:tab/>11</text:a></text:p>
          <text:p text:style-name="P83"><text:a xlink:type="simple" xlink:href="#__RefHeading__16254_1510295094" text:style-name="Index_20_Link" text:visited-style-name="Index_20_Link">Compare archives<text:tab/>11</text:a></text:p>
          <text:p text:style-name="P83"><text:a xlink:type="simple" xlink:href="#__RefHeading__16256_1510295094" text:style-name="Index_20_Link" text:visited-style-name="Index_20_Link">Extract archives<text:tab/>12</text:a></text:p>
          <text:p text:style-name="P83"><text:a xlink:type="simple" xlink:href="#__RefHeading__12718_1965121651" text:style-name="Index_20_Link" text:visited-style-name="Index_20_Link">Convert archives<text:tab/>12</text:a></text:p>
          <text:p text:style-name="P83"><text:a xlink:type="simple" xlink:href="#__RefHeading__16258_1510295094" text:style-name="Index_20_Link" text:visited-style-name="Index_20_Link">Incremental/Differential archives<text:tab/>12</text:a></text:p>
          <text:p text:style-name="P83"><text:a xlink:type="simple" xlink:href="#__RefHeading__16260_1510295094" text:style-name="Index_20_Link" text:visited-style-name="Index_20_Link">Compress archives<text:tab/>14</text:a></text:p>
          <text:p text:style-name="P83"><text:a xlink:type="simple" xlink:href="#__RefHeading__16262_1510295094" text:style-name="Index_20_Link" text:visited-style-name="Index_20_Link">Encrypt archives<text:tab/>15</text:a></text:p>
          <text:p text:style-name="P85"><text:a xlink:type="simple" xlink:href="#__RefHeading__16264_1510295094" text:style-name="Index_20_Link" text:visited-style-name="Index_20_Link">Asymmetric encryption<text:tab/>15</text:a></text:p>
          <text:p text:style-name="P83"><text:a xlink:type="simple" xlink:href="#__RefHeading__29676110" text:style-name="Index_20_Link" text:visited-style-name="Index_20_Link">Split archives<text:tab/>16</text:a></text:p>
          <text:p text:style-name="P83"><text:a xlink:type="simple" xlink:href="#__RefHeading__16266_1510295094" text:style-name="Index_20_Link" text:visited-style-name="Index_20_Link">Store archives<text:tab/>17</text:a></text:p>
          <text:p text:style-name="P85"><text:a xlink:type="simple" xlink:href="#__RefHeading__31224310" text:style-name="Index_20_Link" text:visited-style-name="Index_20_Link">File system<text:tab/>17</text:a></text:p>
          <text:p text:style-name="P85"><text:a xlink:type="simple" xlink:href="#__RefHeading__33452803" text:style-name="Index_20_Link" text:visited-style-name="Index_20_Link">Remote server (FTP/SCP/SFTP/WebDAV)<text:tab/>17</text:a></text:p>
          <text:p text:style-name="P85"><text:a xlink:type="simple" xlink:href="#__RefHeading__16268_1510295094" text:style-name="Index_20_Link" text:visited-style-name="Index_20_Link">CD/DVD/BD<text:tab/>18</text:a></text:p>
          <text:p text:style-name="P85"><text:a xlink:type="simple" xlink:href="#__RefHeading__33455003" text:style-name="Index_20_Link" text:visited-style-name="Index_20_Link">Device<text:tab/>19</text:a></text:p>
          <text:p text:style-name="P89"><text:a xlink:type="simple" xlink:href="#__RefHeading__29694130" text:style-name="Index_20_Link" text:visited-style-name="Index_20_Link">Server<text:tab/>19</text:a></text:p>
          <text:p text:style-name="P83"><text:a xlink:type="simple" xlink:href="#__RefHeading__16270_1510295094" text:style-name="Index_20_Link" text:visited-style-name="Index_20_Link">Daemon<text:tab/>19</text:a></text:p>
          <text:p text:style-name="P85"><text:a xlink:type="simple" xlink:href="#__RefHeading__7119_1531997487" text:style-name="Index_20_Link" text:visited-style-name="Index_20_Link">Ports<text:tab/>20</text:a></text:p>
          <text:p text:style-name="P85"><text:a xlink:type="simple" xlink:href="#__RefHeading__6783_1531997487" text:style-name="Index_20_Link" text:visited-style-name="Index_20_Link">Firewall<text:tab/>20</text:a></text:p>
          <text:p text:style-name="P83"><text:a xlink:type="simple" xlink:href="#__RefHeading__16272_1510295094" text:style-name="Index_20_Link" text:visited-style-name="Index_20_Link">Database<text:tab/>20</text:a></text:p>
          <text:p text:style-name="P85"><text:a xlink:type="simple" xlink:href="#__RefHeading__8614_961238848" text:style-name="Index_20_Link" text:visited-style-name="Index_20_Link">bar-sqlite3<text:tab/>21</text:a></text:p>
          <text:p text:style-name="P83"><text:a xlink:type="simple" xlink:href="#__RefHeading__30626103" text:style-name="Index_20_Link" text:visited-style-name="Index_20_Link">Graphical front end<text:tab/>22</text:a></text:p>
          <text:p text:style-name="P85"><text:a xlink:type="simple" xlink:href="#__RefHeading__16274_1510295094" text:style-name="Index_20_Link" text:visited-style-name="Index_20_Link">Status tab<text:tab/>23</text:a></text:p>
          <text:p text:style-name="P85"><text:a xlink:type="simple" xlink:href="#__RefHeading__16276_1510295094" text:style-name="Index_20_Link" text:visited-style-name="Index_20_Link">Jobs tab<text:tab/>23</text:a></text:p>
          <text:p text:style-name="P86"><text:a xlink:type="simple" xlink:href="#__RefHeading__16278_1510295094" text:style-name="Index_20_Link" text:visited-style-name="Index_20_Link">Entries<text:tab/>24</text:a></text:p>
          <text:p text:style-name="P86"><text:a xlink:type="simple" xlink:href="#__RefHeading__16280_1510295094" text:style-name="Index_20_Link" text:visited-style-name="Index_20_Link">Images<text:tab/>24</text:a></text:p>
          <text:p text:style-name="P86"><text:a xlink:type="simple" xlink:href="#__RefHeading__16282_1510295094" text:style-name="Index_20_Link" text:visited-style-name="Index_20_Link">Filters &amp; Mounts<text:tab/>25</text:a></text:p>
          <text:p text:style-name="P86"><text:a xlink:type="simple" xlink:href="#__RefHeading__30546110" text:style-name="Index_20_Link" text:visited-style-name="Index_20_Link">Storage<text:tab/>26</text:a></text:p>
          <text:p text:style-name="P86"><text:a xlink:type="simple" xlink:href="#__RefHeading__14185_608817561" text:style-name="Index_20_Link" text:visited-style-name="Index_20_Link">Scripts<text:tab/>28</text:a></text:p>
          <text:p text:style-name="P86"><text:a xlink:type="simple" xlink:href="#__RefHeading__16284_1510295094" text:style-name="Index_20_Link" text:visited-style-name="Index_20_Link">Schedule<text:tab/>28</text:a></text:p>
          <text:p text:style-name="P85"><text:a xlink:type="simple" xlink:href="#__RefHeading__16286_1510295094" text:style-name="Index_20_Link" text:visited-style-name="Index_20_Link">Restore tab<text:tab/>29</text:a></text:p>
          <text:p text:style-name="P85"><text:a xlink:type="simple" xlink:href="#__RefHeading__12251_695893263" text:style-name="Index_20_Link" text:visited-style-name="Index_20_Link">Server settings<text:tab/>32</text:a></text:p>
          <text:p text:style-name="P86"><text:a xlink:type="simple" xlink:href="#__RefHeading__12253_695893263" text:style-name="Index_20_Link" text:visited-style-name="Index_20_Link">General<text:tab/>32</text:a></text:p>
          <text:p text:style-name="P86"><text:a xlink:type="simple" xlink:href="#__RefHeading__12255_695893263" text:style-name="Index_20_Link" text:visited-style-name="Index_20_Link">Servers<text:tab/>32</text:a></text:p>
          <text:p text:style-name="P86"><text:a xlink:type="simple" xlink:href="#__RefHeading__12257_695893263" text:style-name="Index_20_Link" text:visited-style-name="Index_20_Link">Commands<text:tab/>33</text:a></text:p>
          <text:p text:style-name="P86"><text:a xlink:type="simple" xlink:href="#__RefHeading__12259_695893263" text:style-name="Index_20_Link" text:visited-style-name="Index_20_Link">Verbosity &amp; Log<text:tab/>34</text:a></text:p>
          <text:p text:style-name="P89"><text:a xlink:type="simple" xlink:href="#__RefHeading__16288_1510295094" text:style-name="Index_20_Link" text:visited-style-name="Index_20_Link">Use cases<text:tab/>35</text:a></text:p>
          <text:p text:style-name="P83"><text:a xlink:type="simple" xlink:href="#__RefHeading__15954_1674148630" text:style-name="Index_20_Link" text:visited-style-name="Index_20_Link">a) Normal backup<text:tab/>35</text:a></text:p>
          <text:p text:style-name="P83"><text:soft-page-break/><text:a xlink:type="simple" xlink:href="#__RefHeading__15956_1674148630" text:style-name="Index_20_Link" text:visited-style-name="Index_20_Link">b) Full daily backup with time schedule<text:tab/>35</text:a></text:p>
          <text:p text:style-name="P83"><text:a xlink:type="simple" xlink:href="#__RefHeading__15958_1674148630" text:style-name="Index_20_Link" text:visited-style-name="Index_20_Link">c) Full weekly backup with time schedule and daily incremental backup<text:tab/>35</text:a></text:p>
          <text:p text:style-name="P83"><text:a xlink:type="simple" xlink:href="#__RefHeading__15960_1674148630" text:style-name="Index_20_Link" text:visited-style-name="Index_20_Link">d) Full weekly backup with daily incremental and continuous backup<text:tab/>36</text:a></text:p>
          <text:p text:style-name="P83"><text:a xlink:type="simple" xlink:href="#__RefHeading__15962_1674148630" text:style-name="Index_20_Link" text:visited-style-name="Index_20_Link">e) Restore single file or directory<text:tab/>36</text:a></text:p>
          <text:p text:style-name="P83"><text:a xlink:type="simple" xlink:href="#__RefHeading__15964_1674148630" text:style-name="Index_20_Link" text:visited-style-name="Index_20_Link">f) Restore full backup<text:tab/>36</text:a></text:p>
          <text:p text:style-name="P89"><text:a xlink:type="simple" xlink:href="#__RefHeading__15744_1674148630" text:style-name="Index_20_Link" text:visited-style-name="Index_20_Link">Appendix<text:tab/>37</text:a></text:p>
          <text:p text:style-name="P83"><text:a xlink:type="simple" xlink:href="#__RefHeading__8616_961238848" text:style-name="Index_20_Link" text:visited-style-name="Index_20_Link">Tools<text:tab/>37</text:a></text:p>
          <text:p text:style-name="P83"><text:a xlink:type="simple" xlink:href="#__RefHeading__30604910" text:style-name="Index_20_Link" text:visited-style-name="Index_20_Link">Archive file name macros<text:tab/>37</text:a></text:p>
          <text:p text:style-name="P83"><text:a xlink:type="simple" xlink:href="#__RefHeading__27593402" text:style-name="Index_20_Link" text:visited-style-name="Index_20_Link">BAR command line options summary<text:tab/>39</text:a></text:p>
          <text:p text:style-name="P85"><text:a xlink:type="simple" xlink:href="#__RefHeading__16290_1510295094" text:style-name="Index_20_Link" text:visited-style-name="Index_20_Link">Basic commands<text:tab/>39</text:a></text:p>
          <text:p text:style-name="P85"><text:a xlink:type="simple" xlink:href="#__RefHeading__16292_1510295094" text:style-name="Index_20_Link" text:visited-style-name="Index_20_Link">Include/Exclude files<text:tab/>40</text:a></text:p>
          <text:p text:style-name="P85"><text:a xlink:type="simple" xlink:href="#__RefHeading__16294_1510295094" text:style-name="Index_20_Link" text:visited-style-name="Index_20_Link">Incremental/Differential archives<text:tab/>41</text:a></text:p>
          <text:p text:style-name="P85"><text:a xlink:type="simple" xlink:href="#__RefHeading__16296_1510295094" text:style-name="Index_20_Link" text:visited-style-name="Index_20_Link">Compression<text:tab/>41</text:a></text:p>
          <text:p text:style-name="P85"><text:a xlink:type="simple" xlink:href="#__RefHeading__16298_1510295094" text:style-name="Index_20_Link" text:visited-style-name="Index_20_Link">Encryption<text:tab/>45</text:a></text:p>
          <text:p text:style-name="P85"><text:a xlink:type="simple" xlink:href="#__RefHeading__29665410" text:style-name="Index_20_Link" text:visited-style-name="Index_20_Link">Splitting<text:tab/>46</text:a></text:p>
          <text:p text:style-name="P85"><text:a xlink:type="simple" xlink:href="#__RefHeading__31202610" text:style-name="Index_20_Link" text:visited-style-name="Index_20_Link">Storage<text:tab/>46</text:a></text:p>
          <text:p text:style-name="P86"><text:a xlink:type="simple" xlink:href="#__RefHeading__16300_1510295094" text:style-name="Index_20_Link" text:visited-style-name="Index_20_Link">File<text:tab/>46</text:a></text:p>
          <text:p text:style-name="P86"><text:a xlink:type="simple" xlink:href="#__RefHeading__33495803" text:style-name="Index_20_Link" text:visited-style-name="Index_20_Link">FTP<text:tab/>47</text:a></text:p>
          <text:p text:style-name="P86"><text:a xlink:type="simple" xlink:href="#__RefHeading__33496803" text:style-name="Index_20_Link" text:visited-style-name="Index_20_Link">SSH<text:tab/>47</text:a></text:p>
          <text:p text:style-name="P86"><text:a xlink:type="simple" xlink:href="#__RefHeading__16302_1510295094" text:style-name="Index_20_Link" text:visited-style-name="Index_20_Link">SCP<text:tab/>48</text:a></text:p>
          <text:p text:style-name="P86"><text:a xlink:type="simple" xlink:href="#__RefHeading__16304_1510295094" text:style-name="Index_20_Link" text:visited-style-name="Index_20_Link">SFTP<text:tab/>48</text:a></text:p>
          <text:p text:style-name="P86"><text:a xlink:type="simple" xlink:href="#__RefHeading__7767_909302912" text:style-name="Index_20_Link" text:visited-style-name="Index_20_Link">WebDAV<text:tab/>48</text:a></text:p>
          <text:p text:style-name="P86"><text:a xlink:type="simple" xlink:href="#__RefHeading__16306_1510295094" text:style-name="Index_20_Link" text:visited-style-name="Index_20_Link">CD/DVD/BD<text:tab/>49</text:a></text:p>
          <text:p text:style-name="P86"><text:a xlink:type="simple" xlink:href="#__RefHeading__33501503" text:style-name="Index_20_Link" text:visited-style-name="Index_20_Link">Device<text:tab/>51</text:a></text:p>
          <text:p text:style-name="P85"><text:a xlink:type="simple" xlink:href="#__RefHeading__16308_1510295094" text:style-name="Index_20_Link" text:visited-style-name="Index_20_Link">Restore<text:tab/>52</text:a></text:p>
          <text:p text:style-name="P85"><text:a xlink:type="simple" xlink:href="#__RefHeading__16310_1510295094" text:style-name="Index_20_Link" text:visited-style-name="Index_20_Link">Server<text:tab/>52</text:a></text:p>
          <text:p text:style-name="P85"><text:a xlink:type="simple" xlink:href="#__RefHeading__13949_1679799926" text:style-name="Index_20_Link" text:visited-style-name="Index_20_Link">Index database<text:tab/>54</text:a></text:p>
          <text:p text:style-name="P85"><text:a xlink:type="simple" xlink:href="#__RefHeading__10437_873480820" text:style-name="Index_20_Link" text:visited-style-name="Index_20_Link">Continuous database<text:tab/>55</text:a></text:p>
          <text:p text:style-name="P85"><text:a xlink:type="simple" xlink:href="#__RefHeading__13951_1679799926" text:style-name="Index_20_Link" text:visited-style-name="Index_20_Link">Logging<text:tab/>55</text:a></text:p>
          <text:p text:style-name="P85"><text:a xlink:type="simple" xlink:href="#__RefHeading__16312_1510295094" text:style-name="Index_20_Link" text:visited-style-name="Index_20_Link">Miscellaneous<text:tab/>56</text:a></text:p>
          <text:p text:style-name="P83"><text:a xlink:type="simple" xlink:href="#__RefHeading__16314_1510295094" text:style-name="Index_20_Link" text:visited-style-name="Index_20_Link">BAR configuration and job files<text:tab/>59</text:a></text:p>
          <text:p text:style-name="P85"><text:a xlink:type="simple" xlink:href="#__RefHeading__16316_1510295094" text:style-name="Index_20_Link" text:visited-style-name="Index_20_Link">Additional configuration entries<text:tab/>59</text:a></text:p>
          <text:p text:style-name="P85"><text:a xlink:type="simple" xlink:href="#__RefHeading__16318_1510295094" text:style-name="Index_20_Link" text:visited-style-name="Index_20_Link">Block configuration entries<text:tab/>60</text:a></text:p>
          <text:p text:style-name="P86"><text:a xlink:type="simple" xlink:href="#__RefHeading__14674_1674148630" text:style-name="Index_20_Link" text:visited-style-name="Index_20_Link">File server<text:tab/>61</text:a></text:p>
          <text:p text:style-name="P86"><text:a xlink:type="simple" xlink:href="#__RefHeading__16320_1510295094" text:style-name="Index_20_Link" text:visited-style-name="Index_20_Link">FTP server<text:tab/>61</text:a></text:p>
          <text:p text:style-name="P86"><text:a xlink:type="simple" xlink:href="#__RefHeading__16322_1510295094" text:style-name="Index_20_Link" text:visited-style-name="Index_20_Link">SSH/SCP/SFTP server<text:tab/>61</text:a></text:p>
          <text:p text:style-name="P86"><text:a xlink:type="simple" xlink:href="#__RefHeading__9029_1272517093" text:style-name="Index_20_Link" text:visited-style-name="Index_20_Link">WebDAV server<text:tab/>61</text:a></text:p>
          <text:p text:style-name="P86"><text:a xlink:type="simple" xlink:href="#__RefHeading__9031_1272517093" text:style-name="Index_20_Link" text:visited-style-name="Index_20_Link">Device<text:tab/>62</text:a></text:p>
          <text:p text:style-name="P86"><text:a xlink:type="simple" xlink:href="#__RefHeading__9033_1272517093" text:style-name="Index_20_Link" text:visited-style-name="Index_20_Link">Schedule<text:tab/>62</text:a></text:p>
          <text:p text:style-name="P85"><text:a xlink:type="simple" xlink:href="#__RefHeading__16326_1510295094" text:style-name="Index_20_Link" text:visited-style-name="Index_20_Link">Example configuration file<text:tab/>63</text:a></text:p>
          <text:p text:style-name="P83"><text:a xlink:type="simple" xlink:href="#__RefHeading__32474025" text:style-name="Index_20_Link" text:visited-style-name="Index_20_Link">BARControl command line options summary<text:tab/>64</text:a></text:p>
          <text:p text:style-name="P83"><text:a xlink:type="simple" xlink:href="#__RefHeading__16328_1510295094" text:style-name="Index_20_Link" text:visited-style-name="Index_20_Link">BARControl configuration file<text:tab/>66</text:a></text:p>
          <text:p text:style-name="P83"><text:a xlink:type="simple" xlink:href="#__RefHeading__16330_1510295094" text:style-name="Index_20_Link" text:visited-style-name="Index_20_Link">Exit codes<text:tab/>66</text:a></text:p>
          <text:p text:style-name="P83"><text:a xlink:type="simple" xlink:href="#__RefHeading__29596110" text:style-name="Index_20_Link" text:visited-style-name="Index_20_Link">Archive file format<text:tab/>67</text:a></text:p>
          <text:p text:style-name="P83"><text:a xlink:type="simple" xlink:href="#__RefHeading__35624716" text:style-name="Index_20_Link" text:visited-style-name="Index_20_Link">Compilation<text:tab/>67</text:a></text:p>
          <text:p text:style-name="P83"><text:a xlink:type="simple" xlink:href="#__RefHeading__16332_1510295094" text:style-name="Index_20_Link" text:visited-style-name="Index_20_Link">Development<text:tab/>71</text:a></text:p>
          <text:p text:style-name="P89"><text:a xlink:type="simple" xlink:href="#__RefHeading__31406103" text:style-name="Index_20_Link" text:visited-style-name="Index_20_Link">Frequently asked questions<text:tab/>71</text:a></text:p>
          <text:p text:style-name="P89"><text:a xlink:type="simple" xlink:href="#__RefHeading__16334_1510295094" text:style-name="Index_20_Link" text:visited-style-name="Index_20_Link">Contact and bug reports<text:tab/>77</text:a></text:p>
          <text:p text:style-name="P89"><text:a xlink:type="simple" xlink:href="#__RefHeading__16336_1510295094" text:style-name="Index_20_Link" text:visited-style-name="Index_20_Link">License<text:tab/>78</text:a></text:p>
          <text:p text:style-name="P89"><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Graphical front end main window (status tab)<text:tab/>22</text:p>
          <text:p text:style-name="P88">Figure 2: Entries<text:tab/>24</text:p>
          <text:p text:style-name="P88">Figure 3: Images<text:tab/>25</text:p>
          <text:p text:style-name="P88">Figure 4: Filters and mounts<text:tab/>26</text:p>
          <text:p text:style-name="P88">Figure 5: Storage<text:tab/>26</text:p>
          <text:p text:style-name="P88">Figure 6: Archive name editor<text:tab/>27</text:p>
          <text:p text:style-name="P88">Figure 7: Scripts<text:tab/>28</text:p>
          <text:p text:style-name="P88">Figure 8: Scheduler<text:tab/>29</text:p>
          <text:p text:style-name="P88">Figure 9: Restoring files<text:tab/>30</text:p>
          <text:p text:style-name="P88">Figure 10: Restore dialog<text:tab/>31</text:p>
          <text:p text:style-name="P88">Figure 11: Server general settings<text:tab/>32</text:p>
          <text:p text:style-name="P88">Figure 12: Servers settings<text:tab/>33</text:p>
          <text:p text:style-name="P88">Figure 13: Server command settings<text:tab/>34</text:p>
          <text:p text:style-name="P8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7">Table 1: Supported entries<text:tab/>7</text:p>
          <text:p text:style-name="P87">Table 2: Certificates and key files<text:tab/>8</text:p>
          <text:p text:style-name="P87">Table 3: Archive part and medium sizes<text:tab/>19</text:p>
          <text:p text:style-name="P87">Table 4: Server ports<text:tab/>20</text:p>
          <text:p text:style-name="P87">Table 5: Archive file name macros<text:tab/>38</text:p>
          <text:p text:style-name="P87">Table 6: Pattern types<text:tab/>40</text:p>
          <text:p text:style-name="P87">Table 7: Compression algorithms<text:tab/>44</text:p>
          <text:p text:style-name="P87">Table 8: Encryption algorithms<text:tab/>45</text:p>
          <text:p text:style-name="P87">Table 9: Log information types<text:tab/>55</text:p>
          <text:p text:style-name="P87">Table 10: Verbosity levels<text:tab/>58</text:p>
          <text:p text:style-name="P87">Table 11: BAR exit codes<text:tab/>66</text:p>
          <text:p text:style-name="P87">Table 12: Compilation packages<text:tab/>69</text:p>
          <text:p text:style-name="P87">Table 13: Tests<text:tab/>70</text:p>
        </text:index-body>
      </text:table-index>
      <text:p text:style-name="Text_20_body"/>
      <text:h text:style-name="P99" text:outline-level="1"/>
      <text:h text:style-name="P100"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596607058865372947" text:style-name="L1">
        <text:list-item>
          <text:p text:style-name="P123">create, list, test, compare and extract archives of files and disk images,</text:p>
        </text:list-item>
      </text:list>
      <text:list xml:id="list125089239203338467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4">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915883451625074246" text:style-name="L2">
        <text:list-item>
          <text:p text:style-name="P124">glibc 2.3.2 or higher</text:p>
        </text:list-item>
      </text:list>
      <text:list xml:id="list220807973642603" text:continue-list="list1250892392033384674" text:style-name="List_20_1">
        <text:list-item>
          <text:p text:style-name="List_20_1"><text:span text:style-name="Name">BAR</text:span> binary</text:p>
        </text:list-item>
      </text:list>
      <text:list xml:id="list4024428282451017794" text:style-name="L3">
        <text:list-item>
          <text:p text:style-name="P13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036174133275894504" text:style-name="L4">
        <text:list-item>
          <text:p text:style-name="P125">cdrecord [<text:reference-ref text:reference-format="text" text:ref-name="cdrtools">cdrtools</text:reference-ref>]</text:p>
        </text:list-item>
      </text:list>
      <text:list xml:id="list220806075849677" text:continue-list="list220807973642603" text:style-name="List_20_1">
        <text:list-item>
          <text:p text:style-name="List_20_1">growisofs [<text:reference-ref text:reference-format="text" text:ref-name="growisofs">growisofs</text:reference-ref>]</text:p>
        </text:list-item>
      </text:list>
      <text:list xml:id="list220807129453189" text:continue-list="list5036174133275894504" text:style-name="L4">
        <text:list-item>
          <text:p text:style-name="P120">mkisofs, <text:span text:style-name="T62">dvd+rw-format</text:span> [<text:reference-ref text:reference-format="text" text:ref-name="dvd+rw-tools">dvd+rw-tools</text:reference-ref>]</text:p>
        </text:list-item>
      </text:list>
      <text:list xml:id="list220806271860413" text:continue-list="list220806075849677"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420821162193724940" text:style-name="L5">
        <text:list-item>
          <text:p text:style-name="P126">C/<text:span text:style-name="T66">C++</text:span> development environment with gcc, <text:span text:style-name="T65">g++</text:span></text:p>
        </text:list-item>
      </text:list>
      <text:list xml:id="list220807188012851" text:continue-list="list220806271860413" text:style-name="List_20_1">
        <text:list-item>
          <text:p text:style-name="List_20_1">GNU make</text:p>
        </text:list-item>
        <text:list-item>
          <text:p text:style-name="List_20_1">m4</text:p>
        </text:list-item>
        <text:list-item>
          <text:p text:style-name="P109">xgettext</text:p>
        </text:list-item>
        <text:list-item>
          <text:p text:style-name="List_20_1">perl</text:p>
        </text:list-item>
        <text:list-item>
          <text:p text:style-name="P11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22080819543504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1"><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70</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8">key-pair is valid for one year. If the key-pair expires after one year a new key-pair must be generated with:</text:span></text:p>
      <text:p text:style-name="P35">sudo bar-keygen ‑‑<text:span text:style-name="T3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 for available macros).</text:p>
      <text:p text:style-name="Text_20_body">The arguments following the archive name are names or patterns of <text:span text:style-name="T30">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7077035220599038854" text:style-name="L6">
        <text:list-item>
          <text:p text:style-name="P127"><text:bookmark-start text:name="__DdeLink__11097_1674148630"/>&lt;name&gt; stay for a parameter, e. g. a name or some text,</text:p>
        </text:list-item>
      </text:list>
      <text:list xml:id="list220806838356732" text:continue-list="list22080819543504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20806352618585" text:continue-list="list7077035220599038854" text:style-name="L6">
        <text:list-item>
          <text:p text:style-name="P136">&lt;size&gt; specify a byte size. Sizes can be specified as numbers including the following optional units: <text:span text:style-name="T25">T, </text:span>G, M, K which multiply the given number by 1099511627776 <text:span text:style-name="T25">(1024</text:span><text:span text:style-name="T16">4</text:span><text:span text:style-name="T25">), </text:span>1073741824 (1024<text:span text:style-name="T14">3</text:span>), 1048576 (1024<text:span text:style-name="T14">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20808106689888" text:continue-list="list22080683835673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7613354185483778834" text:style-name="L7">
        <text:list-item>
          <text:p text:style-name="P128">ext2</text:p>
        </text:list-item>
      </text:list>
      <text:list xml:id="list220806557737540" text:continue-list="list22080810668988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20807401925878" text:continue-list="list7613354185483778834" text:style-name="L7">
        <text:list-item>
          <text:p text:style-name="P112">ext4</text:p>
        </text:list-item>
      </text:list>
      <text:p text:style-name="Text_20_body_20_Start">Experimental, but no longer supported files systems are:</text:p>
      <text:list xml:id="list220808057228432" text:continue-numbering="true" text:style-name="L7">
        <text:list-item>
          <text:p text:style-name="P112">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220807793256735" text:continue-list="list220806557737540"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List_20_1"><text:span text:style-name="T89">crypt password</text:span></text:p>
        </text:list-item>
        <text:list-item>
          <text:p text:style-name="List_20_1">crypt key</text:p>
        </text:list-item>
        <text:list-item>
          <text:p text:style-name="List_20_1">comment</text:p>
        </text:list-item>
        <text:list-item>
          <text:p text:style-name="List_20_1_20_End">signature</text:p>
        </text:list-item>
      </text:list>
      <text:p text:style-name="P96">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P106">Note<text:span text:style-name="T93">s</text:span>:<text:tab/><text:span text:style-name="T93">I</text:span>f an archive is encrypted the <text:span text:style-name="T90">old </text:span>encryption password and <text:span text:style-name="T90">old private </text:span>key is required to change some setting.</text:p>
      <text:p text:style-name="P106"><text:tab/><text:span text:style-name="T93">T</text:span>o change the signature of an <text:span text:style-name="T90">existing </text:span>archive the old public signature key is required or the option <text:span text:style-name="Option"><text:span text:style-name="T73">‑‑</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_20_Cont.">bar ‑‑convert home.bar ‑‑<text:span text:style-name="T91">crypt-algorithm=AES192 ‑‑crypt-password=secret</text:span></text:p>
      <text:p text:style-name="P143">bar ‑‑convert home.bar ‑‑<text:span text:style-name="T91">crypt-algorithm=CAMELLIA256 ‑‑crypt-password=secret ‑‑crypt-new-password=new-secret</text:span></text:p>
      <text:p text:style-name="Command_20_Cont.">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20808057504274"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7">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2080792410603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7</text:sequence-ref>).</text:p>
      <text:p text:style-name="Text_20_body"><text:soft-page-break/>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2">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p text:style-name="Text_20_body_20_Start">Examples:</text:p>
      <text:p text:style-name="P134">bar ‑‑create home.bar /home –<text:span text:style-name="T92">crypt</text:span>-algorithm=<text:span text:style-name="T92">AES256 ‑‑crypt-password=secret</text:span></text:p>
      <text:p text:style-name="P144">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2401752"/><text:alphabetical-index-mark-start text:id="IMark75788808"/>URI<text:alphabetical-index-mark-end text:id="IMark75788808"/><text:alphabetical-index-mark-end text:id="IMark7240175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start text:name="__DdeLink__6408_909302912"/><text:bookmark-end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05">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70">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7"><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4">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text:soft-page-break/>--ecc</text:p>
      <text:p text:style-name="P71">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4</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7">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P97" text:outline-level="2">Master and Slave</text:h>
      <text:p text:style-name="P27">Several instances of a <text:span text:style-name="Name">BAR</text:span> server can run on different computers. A single instance can be declared as the “master”, all other instances <text:span text:style-name="T80">become</text:span> “slaves” and <text:span text:style-name="T80">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27">To specify a job for a slave, set the host name and port number accordingly to the host where the slave is running. <text:span text:style-name="T80">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tab/>on the slave computer where <text:span text:style-name="Name">BAR</text:span> is running. The master then <text:span text:style-name="T79">has</text:span> time window of 120s to pair with slave. <text:span text:style-name="T80">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7">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7">periodically checked and </text:span>added automatically if</text:p>
      <text:list xml:id="list220807532215264" text:continue-numbering="true" text:style-name="List_20_1">
        <text:list-item>
          <text:p text:style-name="P133">the archive files are stored either in the file system, on a ftp server, scp/sftp server, or a we<text:span text:style-name="T27">bdav</text:span> server and</text:p>
        </text:list-item>
        <text:list-item>
          <text:p text:style-name="P121">the name suffix is <text:span text:style-name="Filename">.bar,</text:span> and</text:p>
        </text:list-item>
        <text:list-item>
          <text:p text:style-name="P142">if the archives can be decrypted which means the running <text:span text:style-name="Name">BAR</text:span> server has the required pass phrase stored in the internal pass phrase cache and the required private key file.</text:p>
        </text:list-item>
      </text:list>
      <text:p text:style-name="P63"><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7">d</text:span>ates, specify the option ‑‑index<text:span text:style-name="Option">-database-no-auto-update</text:span>.</text:p>
      <text:p text:style-name="Note"><text:soft-page-break/>Note:<text:tab/>The internal database file need some disk space. If the database is not required or a huge number of files are stored the database feature may be disabled by commenting out the configuration entry <text:span text:style-name="Command"><text:span text:style-name="T27">index-d</text:span></text:span><text:span text:style-name="Command">atabase</text:span> in /etc/bar/<text:span text:style-name="Filename">bar.cfg</text:span>.</text:p>
      <text:p text:style-name="P61"><text:span text:style-name="T27">S</text:span>torage files can be added, removed, <text:span text:style-name="T28">or refreshed manually in</text:span> index database with the command line options <text:span text:style-name="Option">--index-database-add</text:span> <text:span text:style-name="Option">--index-database-remove</text:span> <text:span text:style-name="T28">and –</text:span><text:span text:style-name="Option"><text:span text:style-name="T28">index-database-refresh </text:span></text:span>of <text:span text:style-name="Name"><text:span text:style-name="T27">BARC</text:span></text:span><text:span text:style-name="Name">ontrol</text:span> or via the <text:span text:style-name="Command"><text:span text:style-name="T27">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7">The show data in </text:span><text:span text:style-name="Command"><text:span text:style-name="T27">BARControl</text:span></text:span><text:span text:style-name="T27">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1">e</text:span>n<text:span text:style-name="T51">an</text:span>ce the tool <text:span text:style-name="Command">bar-sqlite3</text:span> can be used for some basic operations.</text:p>
      <text:list xml:id="list220807747364969" text:continue-numbering="true" text:style-name="List_20_1">
        <text:list-item>
          <text:p text:style-name="List_20_1">create a new empty database: <text:span text:style-name="T37">this is done with option </text:span><text:span text:style-name="Option"><text:span text:style-name="T37">‑‑create</text:span></text:span><text:span text:style-name="T37">.<text:line-break/></text:span>Note: be careful with this option! An existing database is deleted when a new one is created</text:p>
        </text:list-item>
        <text:list-item>
          <text:p text:style-name="P113"><text:span text:style-name="Option"><text:span text:style-name="T37">‑‑create-triggers: </text:span></text:span>re-create all triggers of the database<text:span text:style-name="T37">.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3"><text:span text:style-name="Option">‑‑</text:span><text:span text:style-name="Option"><text:span text:style-name="T51">create-newest</text:span></text:span><text:span text:style-name="T51">: re-create all newest data in the database. It deletes all existing newest data in the database and re-creates it from the existing entries data.</text:span></text:p>
        </text:list-item>
        <text:list-item>
          <text:p text:style-name="P113"><text:span text:style-name="Option"><text:span text:style-name="T37">‑‑create-indizes: </text:span></text:span>re-create all indizes of the database. <text:span text:style-name="T37">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3">‑‑<text:span text:style-name="T68">vacuum: collect and remove not used space in the index database file. This may shrink the disk space used by the index database file.</text:span></text:p>
        </text:list-item>
        <text:list-item>
          <text:p text:style-name="List_20_1">execute some SQL command: <text:span text:style-name="T37">execute an arbitrary SQL command. SQL commands may also be piped into bar-sqlite3 with </text:span><text:span text:style-name="Option"><text:span text:style-name="T37">‑</text:span></text:span><text:span text:style-name="T37">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7">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text:soft-page-break/>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60"><draw:frame draw:style-name="fr1" draw:name="Frame1" text:anchor-type="paragraph" svg:width="112.2mm" style:rel-width="66%" draw:z-index="1"><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7">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6</text:bookmark-ref>.</text:p>
      <text:h text:style-name="Heading_20_3" text:outline-level="3"><text:bookmark-start text:name="__RefHeading__16274_1510295094"/>Status tab<text:bookmark-end text:name="__RefHeading__16274_1510295094"/></text:h>
      <text:p text:style-name="P72">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9">B</text:span></text:span><text:span text:style-name="T39"> </text:span>show the defined backup jobs and their current status. <text:span text:style-name="T81">The status show if currently a job is executed, wait to be executed, execution is paused or suspended and in case of slave jobs if the slaves are online or offline.</text:span></text:p>
      <text:p text:style-name="P72"><text:soft-page-break/>The lower part <text:span text:style-name="Number_20_Mark"><text:span text:style-name="T39">C</text:span></text:span><text:span text:style-name="T39"> </text:span>show the detailed status of the currently select job in the list. Via the button ruler at the bottom<text:span text:style-name="T39">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9">D</text:span></text:span>. In the appearing dialog you can select the specific operation:</text:p>
      <text:list xml:id="list22080725190767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9">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60">G</text:span></text:span><text:span text:style-name="T3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1">(see example figure </text:span><text:span text:style-name="T41"><text:sequence-ref text:reference-format="value" text:ref-name="refFigure1">2</text:sequence-ref></text:span><text:span text:style-name="T41">)</text:span>. Each job have a unique name and is stored into a text file by the <text:span text:style-name="Name">BAR</text:span> server (default directory is <text:span text:style-name="Filename">/etc/bar/jobs</text:span>). A job file contain the following data:</text:p>
      <text:list xml:id="list3119729701152956527" text:style-name="L8">
        <text:list-item>
          <text:p text:style-name="P93"><text:span text:style-name="T81">slave host to run the job </text:span><text:span text:style-name="Number_20_Mark"><text:span text:style-name="T39">B</text:span></text:span></text:p>
        </text:list-item>
        <text:list-item>
          <text:p text:style-name="P92">included entry names</text:p>
        </text:list-item>
      </text:list>
      <text:list xml:id="list220806286928011" text:continue-list="list220807251907675" text:style-name="List_20_1">
        <text:list-item>
          <text:p text:style-name="List_20_1">included images</text:p>
        </text:list-item>
        <text:list-item>
          <text:p text:style-name="P114">filters and mounts</text:p>
        </text:list-item>
        <text:list-item>
          <text:p text:style-name="List_20_1">storage information</text:p>
        </text:list-item>
        <text:list-item>
          <text:p text:style-name="P114">scripts</text:p>
        </text:list-item>
        <text:list-item>
          <text:p text:style-name="P115">schedule information</text:p>
        </text:list-item>
        <text:list-item>
          <text:p text:style-name="P137">comments</text:p>
        </text:list-item>
      </text:list>
      <text:p text:style-name="Table_20_Contents">The jobs tab have some sub-tabs to edit these pieces of data.</text:p>
      <text:h text:style-name="P107" text:outline-level="4"><text:bookmark-start text:name="__RefHeading__16278_1510295094"/>Entries<text:bookmark-end text:name="__RefHeading__16278_1510295094"/></text:h>
      <text:p text:style-name="P64">With the <text:span text:style-name="T41">entries</text:span> tab (see example figure <text:sequence-ref text:reference-format="value" text:ref-name="refFigure1">2</text:sequence-ref>: <text:sequence-ref text:reference-format="caption" text:ref-name="refFigure1">Entries</text:sequence-ref>) file <text:span text:style-name="T42">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2">C</text:span></text:span><text:span text:style-name="T42"> </text:span>open or close the directory. With the buttons at the bottom files, directories, links, hard links and special files can be included (entry become green) <text:span text:style-name="Number_20_Mark"><text:span text:style-name="T42">D</text:span></text:span><text:span text:style-name="T42"> </text:span>or excluded (entry has a red cross) <text:span text:style-name="Number_20_Mark"><text:span text:style-name="T42">E</text:span></text:span>. Entries which <text:soft-page-break/>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2">F</text:span></text:span><text:span text:style-name="T42"> </text:span>all included directories are opened in the directory tree view. With the directory size checkbox <text:span text:style-name="Number_20_Mark"><text:span text:style-name="T42">G</text:span></text:span><text:span text:style-name="T42">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3"><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40">Entries</text:span></text:p></draw:text-box></draw:frame><text:bookmark-start text:name="__RefHeading__16280_1510295094"/>Images<text:bookmark-end text:name="__RefHeading__16280_1510295094"/></text:h>
      <text:p text:style-name="Text_20_body_20_Start">Similar to files <text:span text:style-name="T4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3">&amp; Mounts</text:span><text:bookmark-end text:name="__RefHeading__16282_1510295094"/></text:h>
      <text:p text:style-name="Text_20_body_20_Start">In the filters <text:span text:style-name="T4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4">B</text:span></text:span><text:span text:style-name="T44"> </text:span>and do not match to an exclude filter <text:span text:style-name="Number_20_Mark"><text:span text:style-name="T44">C</text:span></text:span><text:span text:style-name="T44"> </text:span>are included into the created archive. Entries which are explicitly excluded will never be stored into an archive.</text:p>
      <text:p text:style-name="P24"><text:span text:style-name="T44">Besides listing included and excluded entries also script commands can be specified which are executed to create a list of included </text:span><text:span text:style-name="Number_20_Mark"><text:span text:style-name="T44">D</text:span></text:span><text:span text:style-name="T44"> or excluded entries </text:span><text:span text:style-name="Number_20_Mark"><text:span text:style-name="T44">E</text:span></text:span>. <text:span text:style-name="T44">The scripts should output in each line a single entry name on standard output.</text:span></text:p>
      <text:p text:style-name="P24"><text:span text:style-name="T44">To automatically mount and unmount file systems mounts </text:span><text:span text:style-name="Number_20_Mark"><text:span text:style-name="T44">F</text:span></text:span> <text:span text:style-name="T44">may be defined. The mount name must match an entry in the system mount table</text:span><text:span text:style-name="T44"><text:note text:id="ftn11" text:note-class="footnote"><text:note-citation>11</text:note-citation><text:note-body><text:p text:style-name="P51">On Linux this is usually <text:span text:style-name="Filename">/etc/fstab</text:span>.</text:p></text:note-body></text:note></text:span><text:span text:style-name="T44">. When the job is executed all mounts are mounted if not already mounted and unmounted after the job is executed if the mount was executed before or when the checkbox </text:span><text:span text:style-name="Command"><text:span text:style-name="T44">always unmount</text:span></text:span><text:span text:style-name="T44"> is set.</text:span></text:p>
      <text:h text:style-name="Heading_20_4" text:outline-level="4"><draw:frame draw:style-name="fr1" draw:name="Frame4" text:anchor-type="paragraph" svg:width="111.39mm" draw:z-index="7"><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3">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4">Created archives may be unlimited or splitted </text:span><text:span text:style-name="Number_20_Mark"><text:span text:style-name="T44">B</text:span></text:span><text:span text:style-name="T44"> and compressed </text:span><text:span text:style-name="Number_20_Mark"><text:span text:style-name="T44">C</text:span></text:span><text:span text:style-name="T44">. Entries should never be compressed, e. g. because they are already compressed, can be added to the compress exclude list </text:span><text:span text:style-name="Number_20_Mark"><text:span text:style-name="T44">D</text:span></text:span><text:span text:style-name="T44">. If the archives should be encrypted, too, the encryption algorithm, key and the password may be specified </text:span><text:span text:style-name="Number_20_Mark"><text:span text:style-name="T44">E</text:span></text:span><text:span text:style-name="T44">. Also the default archive mode </text:span><text:span text:style-name="Number_20_Mark"><text:span text:style-name="T44">F</text:span></text:span><text:span text:style-name="T44"> can be set here.</text:span></text:p>
      <text:p text:style-name="Text_20_body">In the archive file name field <text:span text:style-name="Number_20_Mark"><text:span text:style-name="T44">G</text:span></text:span><text:span text:style-name="T44"> </text:span>the button <draw:frame draw:style-name="fr9" draw:name="graphics11" text:anchor-type="as-char" svg:width="4.23mm" svg:height="4.23mm" draw:z-index="8"><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6"><draw:image xlink:href="Pictures/10000200000000100000000C20480087.gif" xlink:type="simple" xlink:show="embed" xlink:actuate="onLoad"/></draw:frame> <text:span text:style-name="T45">button </text:span>the system file selector dial<text:span text:style-name="T45">o</text:span>g is opened. The <text:span text:style-name="T45">archive name </text:span>editor dialog include all possible variable patterns <text:span text:style-name="T45">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5">edited</text:span> by drag and drop of the variable patterns into the name field. Parts can be removed by drag and drop onto the trashcan symbol or by pressing the DEL key on the keyboard.</text:p>
      <text:p text:style-name="P65"><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4">and blanking a medium.</text:span></text:p>
      <text:h text:style-name="P108" text:outline-level="4"><text:bookmark-start text:name="__RefHeading__14185_608817561"/><text:soft-page-break/>Scripts<text:bookmark-end text:name="__RefHeading__14185_608817561"/></text:h>
      <text:p text:style-name="P28"><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3">(see example figure </text:span><text:span text:style-name="T53"><text:sequence-ref text:reference-format="value" text:ref-name="refFigure6">7</text:sequence-ref></text:span><text:span text:style-name="T53">: </text:span><text:span text:style-name="T53"><text:sequence-ref text:reference-format="caption" text:ref-name="refFigure6">Scripts</text:sequence-ref></text:span><text:span text:style-name="T53">) </text:span>pre- <text:span text:style-name="Number_20_Mark">B</text:span> and post-scripts <text:span text:style-name="Number_20_Mark">C</text:span> may be defined which are executed before the job starts and after the job <text:span text:style-name="T53">has</text:span> terminated. Scripts may contain special variables like <text:span text:style-name="Variable">%name</text:span>, <text:span text:style-name="Variable">%archive,</text:span> %<text:span text:style-name="T69">ype, </text:span><text:span text:style-name="Variable">%file</text:span>, <text:span text:style-name="Variable">%directory</text:span> which are expanded <text:span text:style-name="T53">to </text:span>the current job name, the full archive name, the archive file name and the archive directory part. <text:span text:style-name="T52">With the test buttons </text:span><text:span text:style-name="Number_20_Mark"><text:span text:style-name="T52">D</text:span></text:span><text:span text:style-name="T52">,</text:span><text:span text:style-name="Number_20_Mark"><text:span text:style-name="T52">E</text:span></text:span><text:span text:style-name="T52"> the scripts can be executed for a test run.</text:span></text:p>
      <text:p text:style-name="Note">Note:<text:tab/><text:span text:style-name="T84">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6">date </text:span><text:span text:style-name="Number_20_Mark"><text:span text:style-name="T46">B</text:span></text:span><text:span text:style-name="T46">, weekdays </text:span><text:span text:style-name="Number_20_Mark"><text:span text:style-name="T54">C</text:span></text:span><text:span text:style-name="T54"> and </text:span>time <text:span text:style-name="Number_20_Mark"><text:span text:style-name="T46">D</text:span></text:span><text:span text:style-name="T46"> </text:span>for the backup job can be defined. Also the type of the created archive (default, normal, full, incremental, <text:s/>differential, or continuous) <text:span text:style-name="Number_20_Mark"><text:span text:style-name="T46">E</text:span></text:span><text:span text:style-name="T46">, for continuous backups the time interval </text:span><text:span text:style-name="Number_20_Mark"><text:span text:style-name="T46">F</text:span></text:span><text:span text:style-name="T46">.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6">G</text:span></text:span><text:span text:style-name="T46"> may</text:span> be defined, <text:span text:style-name="T46">too</text:span>.</text:p>
      <text:p text:style-name="Text_20_body">For a schedule the minimal number of executed jobs to keep <text:span text:style-name="Number_20_Mark"><text:span text:style-name="T54">H</text:span></text:span>, the maximal number of executed jobs to keep <text:span text:style-name="Number_20_Mark"><text:span text:style-name="T54">I</text:span></text:span> and the maximal age of executed jobs <text:span text:style-name="Number_20_Mark"><text:span text:style-name="T54">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4">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Heading_20_4" text:outline-level="4"><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text:span text:style-name="T87">Persistence</text:span><text:bookmark-end text:name="__RefHeading__16286_1510295094"/></text:h>
      <text:p text:style-name="P147"><draw:frame draw:style-name="fr3" draw:name="Frame12" text:anchor-type="paragraph" svg:width="111.13mm" draw:z-index="33"><draw:text-box fo:min-height="91.93mm"><text:p text:style-name="Figure"><draw:frame draw:style-name="fr13" draw:name="Image4" text:anchor-type="paragraph" svg:width="111.13mm" style:rel-width="100%" svg:height="91.93mm" style:rel-height="scale" draw:z-index="34"><draw:image xlink:href="../images/schedule.png" xlink:type="simple" xlink:show="embed" xlink:actuate="onLoad"/></draw:frame>Figure <text:sequence text:ref-name="refFigure14" text:name="Figure" text:formula="ooow:Figure+1" style:num-format="1">9</text:sequence>: Persistenc</text:p></draw:text-box></draw:frame>In the persistence tab <text:span text:style-name="T88">(see example figure </text:span><text:span text:style-name="T88"><text:sequence-ref text:reference-format="value" text:ref-name="refFigure14">9</text:sequence-ref></text:span><text:span text:style-name="T88">: </text:span><text:span text:style-name="T88"><text:sequence-ref text:reference-format="caption" text:ref-name="refFigure14">Persistenc</text:sequence-ref></text:span><text:span text:style-name="T88">) the time periodes to keep created archives can be defined. For each archive type the minimal number of entities to keep </text:span><text:span text:style-name="Number_20_Mark"><text:span text:style-name="T54">H</text:span></text:span><text:span text:style-name="T87">, the maximal number of entities to keep </text:span><text:span text:style-name="Number_20_Mark"><text:span text:style-name="T54">I</text:span></text:span><text:span text:style-name="T87"> and the maximal age of an entity </text:span><text:span text:style-name="Number_20_Mark"><text:span text:style-name="T54">J</text:span></text:span><text:span text:style-name="T87"> can be defined. If more entities exists or if an entity is older than the specified age then the storage files are automatically deleted. With this feature a “ring buffer” behavior is supported, e. g. to hold the storage files for at least some specific number of backups, the maximal number of backups to hold and the max. age of a backup.</text:span></text:p>
      <text:p text:style-name="P95"><text:soft-page-break/>A typical persistence setup could be:</text:p>
      <text:list xml:id="list220808124707064" text:continue-numbering="true" text:style-name="List_20_1">
        <text:list-item>
          <text:p text:style-name="List_20_1">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Heading_20_4" text:outline-level="4"><text:span text:style-name="T87">Comment</text:span></text:h>
      <text:p text:style-name="Text_20_body_20_Start">In the comment tab a text comment can be entered which is included in the created archive files as a comment.</text:p>
      <text:h text:style-name="P103" text:outline-level="3">Restore tab</text:h>
      <text:p text:style-name="P62">In the restore tab (see example figure <text:sequence-ref text:reference-format="value" text:ref-name="refFigure8">10</text:sequence-ref>: <text:sequence-ref text:reference-format="caption" text:ref-name="refFigure8">Restoring files</text:sequence-ref>) <text:span text:style-name="T24">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4">top tree view </text:span><text:span text:style-name="Number_20_Mark"><text:span text:style-name="T24">B</text:span></text:span><text:span text:style-name="T24"> resp. </text:span>list <text:span text:style-name="Number_20_Mark"><text:span text:style-name="T46">C</text:span></text:span><text:span text:style-name="T46"> </text:span>all known storage archives are listed. <text:span text:style-name="T24">The tree view show jobs</text:span><text:span text:style-name="T24"><text:note text:id="ftn13" text:note-class="footnote"><text:note-citation>13</text:note-citation><text:note-body><text:p text:style-name="P47">If a job is unknown, e. g. was deleted, only the internal UUID is shown instead of the name.</text:p></text:note-body></text:note></text:span><text:span text:style-name="T24">,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6">In the input field <text:span text:style-name="Command">Filter:</text:span> <text:span text:style-name="Number_20_Mark"><text:span text:style-name="T46">D</text:span></text:span><text:span text:style-name="T46"> </text:span>parts of storage archive names can be entered <text:span text:style-name="T24">(multiple words, at least 3 characters)</text:span>. <text:span text:style-name="T24">Archive names which contain the filter words </text:span>are listed immediately. <text:span text:style-name="T24">The state filter </text:span><text:span text:style-name="Number_20_Mark"><text:span text:style-name="T24">E</text:span></text:span><text:span text:style-name="T24"> in the top list filter the archives by there current state. </text:span>After selecting some storage archives <text:span text:style-name="T46">with the checkboxes </text:span><text:span text:style-name="Number_20_Mark"><text:span text:style-name="T46">F</text:span></text:span><text:span text:style-name="T46"> </text:span>the <text:span text:style-name="T31">content of </text:span>whole archives can be restored with the <text:span text:style-name="Command">Restore</text:span>-button <text:span text:style-name="Number_20_Mark"><text:span text:style-name="T47">G</text:span></text:span>.</text:p>
      <text:p text:style-name="P20">The bottom list <text:span text:style-name="Number_20_Mark"><text:span text:style-name="T47">H</text:span></text:span><text:span text:style-name="T47"> </text:span>show entries which are stored in some archive. By entering parts of names <text:span text:style-name="T24">(multiple words, at least 3 characters) in the input field </text:span><text:span text:style-name="Command"><text:span text:style-name="T24">Filter:</text:span></text:span> <text:span text:style-name="Number_20_Mark"><text:span text:style-name="T47">I</text:span></text:span><text:span text:style-name="T47"> </text:span>entries <text:span text:style-name="T24">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7">J</text:span></text:span>.</text:p>
      <text:p text:style-name="P18">The <text:span text:style-name="Command">count</text:span> value <text:span text:style-name="Number_20_Mark"><text:span text:style-name="T47">K</text:span></text:span><text:span text:style-name="T47">,</text:span><text:span text:style-name="Number_20_Mark"><text:span text:style-name="T47">L</text:span></text:span><text:span text:style-name="T47"> </text:span>in the upper left of the lists show the number of total <text:span text:style-name="T32">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4"><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2"><draw:image xlink:href="Pictures/100000000000000B0000000BA2508365.png" xlink:type="simple" xlink:show="embed" xlink:actuate="onLoad"/></draw:frame> button the selection can be cleared.</text:p>
      <text:p text:style-name="P21">The entr<text:span text:style-name="T47">y</text:span> <text:span text:style-name="T47">types </text:span>shown in the bottom list can be filtered by files, images, directories, links, hard links and special entries <text:span text:style-name="T47">with the type filter</text:span> <text:span text:style-name="Number_20_Mark"><text:span text:style-name="T47">M</text:span></text:span>. Only entries with the matching type are shown in the list.</text:p>
      <text:p text:style-name="Text_20_body">If the check box <text:span text:style-name="Command">newest only</text:span> <text:span text:style-name="Number_20_Mark"><text:span text:style-name="T47">N</text:span></text:span><text:span text:style-name="T47"> </text:span>only the newest entries are shown, otherwise all existing entries are shown.</text:p>
      <text:p text:style-name="P20"><text:soft-page-break/><text:span text:style-name="T32">After one of the restore buttons is selected a restore dialog opens (see example figure </text:span><text:span text:style-name="T32"><text:sequence-ref text:reference-format="value" text:ref-name="refFigure9">11</text:sequence-ref></text:span><text:span text:style-name="T32">: </text:span><text:span text:style-name="T32"><text:sequence-ref text:reference-format="caption" text:ref-name="refFigure9">Restore dialog</text:sequence-ref></text:span><text:span text:style-name="T32">) with a list of archives or single entries to restore B. </text:span>If a different restore destination is required, the directory <text:span text:style-name="Number_20_Mark"><text:span text:style-name="T47">C</text:span></text:span><text:span text:style-name="T47"> of </text:span>the restore can be selected in the <text:span text:style-name="T24">dialog. There also the check box </text:span><text:span text:style-name="Command"><text:span text:style-name="T24">directory content</text:span></text:span><text:span text:style-name="T24"> </text:span><text:span text:style-name="Number_20_Mark"><text:span text:style-name="T55">D</text:span></text:span><text:span text:style-name="T24"> can be selected to restore directories including their content</text:span>. By selecting the check box <text:span text:style-name="Command">overwrite exiting files</text:span> <text:span text:style-name="Number_20_Mark"><text:span text:style-name="T55">E</text:span></text:span><text:span text:style-name="T47"> </text:span>already existing files are overwritten. <text:span text:style-name="T25">With the button </text:span><text:span text:style-name="Command"><text:span text:style-name="T25">Start restore</text:span></text:span><text:span text:style-name="T25"> </text:span><text:span text:style-name="Number_20_Mark"><text:span text:style-name="T55">F</text:span></text:span><text:span text:style-name="T25"> the restore of entries can be started.</text:span></text:p>
      <text:p text:style-name="Note">Note:<text:tab/>Details for storage archives in the <text:span text:style-name="T24">top</text:span> list and entries in the lower list can be displayed by positioning the mouse over an entry in the <text:span text:style-name="T24">right</text:span> part of the list <text:span text:style-name="T24">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10</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1</text:sequence>: Restore dialog</text:p></draw:text-box></draw:frame><text:soft-page-break/></text:p>
      <text:h text:style-name="P10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7">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3</text:sequence-ref>: <text:sequence-ref text:reference-format="caption" text:ref-name="refFigure11">Servers settings</text:sequence-ref>). When the server configuration is changed with <text:span text:style-name="Name"><text:span text:style-name="T27">BARC</text:span></text:span><text:span text:style-name="Name">ontrol</text:span>, the last writable configuration file <text:span text:style-name="T33">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8">sub-</text:span>tab general settings of the <text:span text:style-name="Name">BAR</text:span> server can be modified (see example figure <text:sequence-ref text:reference-format="value" text:ref-name="refFigure10">12</text:sequence-ref>: <text:sequence-ref text:reference-format="caption" text:ref-name="refFigure10">Server general settings</text:sequence-ref>). <text:span text:style-name="T48">This include the</text:span></text:p>
      <text:list xml:id="list220808327688305" text:continue-numbering="true" text:style-name="List_20_1">
        <text:list-item>
          <text:p text:style-name="P116"><text:span text:style-name="T48">temporary directory </text:span><text:span text:style-name="Number_20_Mark"><text:span text:style-name="T48">B</text:span></text:span><text:span text:style-name="T48">,</text:span></text:p>
        </text:list-item>
        <text:list-item>
          <text:p text:style-name="P116"><text:span text:style-name="T48">the nice level </text:span><text:span text:style-name="Number_20_Mark"><text:span text:style-name="T48">C</text:span></text:span><text:span text:style-name="T48">,</text:span></text:p>
        </text:list-item>
        <text:list-item>
          <text:p text:style-name="P116"><text:span text:style-name="T48">the max. number of compress and encryption threads </text:span><text:span text:style-name="Number_20_Mark"><text:span text:style-name="T48">D</text:span></text:span><text:span text:style-name="T48">,</text:span></text:p>
        </text:list-item>
        <text:list-item>
          <text:p text:style-name="P116"><text:span text:style-name="T48">the minimal compress size </text:span><text:span text:style-name="Number_20_Mark"><text:span text:style-name="T48">E</text:span></text:span><text:span text:style-name="T48">,</text:span></text:p>
        </text:list-item>
        <text:list-item>
          <text:p text:style-name="P117">the jobs directory <text:span text:style-name="Number_20_Mark">F</text:span>,</text:p>
        </text:list-item>
        <text:list-item>
          <text:p text:style-name="P117">the max. size of files included in a continuous backup <text:span text:style-name="Number_20_Mark">G</text:span>,</text:p>
        </text:list-item>
        <text:list-item>
          <text:p text:style-name="P117">the file name of the index database <text:span text:style-name="Number_20_Mark">H</text:span> and if index auto-updates should be active <text:span text:style-name="Number_20_Mark">I</text:span>,</text:p>
        </text:list-item>
        <text:list-item>
          <text:p text:style-name="P117"><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8">In the server <text:span text:style-name="T48">sub-</text:span>tab <text:span text:style-name="T58">(see example figure </text:span><text:span text:style-name="T58"><text:sequence-ref text:reference-format="value" text:ref-name="refFigure11">13</text:sequence-ref></text:span><text:span text:style-name="T58">: </text:span><text:span text:style-name="T58"><text:sequence-ref text:reference-format="caption" text:ref-name="refFigure11">Servers settings</text:sequence-ref></text:span><text:span text:style-name="T58">)</text:span> the <text:span text:style-name="T48">port number </text:span><text:span text:style-name="Number_20_Mark"><text:span text:style-name="T48">B</text:span></text:span><text:span text:style-name="T48"> of the </text:span><text:span text:style-name="Name"><text:span text:style-name="T48">BAR</text:span></text:span><text:span text:style-name="T48"> server, the CA/Cert/key files </text:span><text:span text:style-name="Number_20_Mark"><text:span text:style-name="T48">C</text:span></text:span><text:span text:style-name="T48"> and the server login password </text:span><text:span text:style-name="Number_20_Mark"><text:span text:style-name="T56">D</text:span></text:span><text:span text:style-name="T48">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3</text:sequence>: Servers settings</text:p></draw:text-box></draw:frame><text:soft-page-break/><text:span text:style-name="T48">Here also names and login credentials</text:span> can be set for a servers where archives can be stored <text:span text:style-name="Number_20_Mark"><text:span text:style-name="T48">E</text:span></text:span>. There always exists default server settings for at least one FTP, SSH, and WebDAV server. Additional servers may be <text:span text:style-name="T48">added</text:span>.</text:p>
      <text:h text:style-name="Heading_20_4" text:outline-level="4"><text:bookmark-start text:name="__RefHeading__12257_695893263"/>Commands<text:bookmark-end text:name="__RefHeading__12257_695893263"/></text:h>
      <text:p text:style-name="Text_20_body_20_Start">In the commands <text:span text:style-name="T49">sub-</text:span>tab <text:span text:style-name="T57">(see example figure </text:span><text:span text:style-name="T57"><text:sequence-ref text:reference-format="value" text:ref-name="refFigure12">14</text:sequence-ref></text:span><text:span text:style-name="T57">: </text:span><text:span text:style-name="T57"><text:sequence-ref text:reference-format="caption" text:ref-name="refFigure12">Server command settings</text:sequence-ref></text:span><text:span text:style-name="T57">) </text:span>the <text:span text:style-name="T48">device name </text:span><text:span text:style-name="Number_20_Mark"><text:span text:style-name="T48">B</text:span></text:span><text:span text:style-name="T48"> and </text:span>external commands for writing CD/DVD/BD and devices <text:span text:style-name="Number_20_Mark"><text:span text:style-name="T48">C</text:span></text:span><text:span text:style-name="T48">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4</text:sequence>: Server command settings</text:p></draw:text-box></draw:frame><text:bookmark-start text:name="__RefHeading__12259_695893263"/><text:soft-page-break/><text:span text:style-name="T48">Verbosity &amp; </text:span>Log<text:bookmark-end text:name="__RefHeading__12259_695893263"/></text:h>
      <text:p text:style-name="P68">In the <text:span text:style-name="T49">verbosity and </text:span>log <text:span text:style-name="T49">sub-</text:span>tab (see example figure <text:sequence-ref text:reference-format="value" text:ref-name="refFigure13">15</text:sequence-ref>: <text:sequence-ref text:reference-format="caption" text:ref-name="refFigure13">Server verbosity &amp; log settings</text:sequence-ref>) the</text:p>
      <text:list xml:id="list220807034764416" text:continue-numbering="true" text:style-name="List_20_1">
        <text:list-item>
          <text:p text:style-name="P118">log <text:span text:style-name="T49">level </text:span><text:span text:style-name="Number_20_Mark"><text:span text:style-name="T49">B</text:span></text:span><text:span text:style-name="T49">,</text:span></text:p>
        </text:list-item>
        <text:list-item>
          <text:p text:style-name="P118"><text:span text:style-name="T49">the log </text:span>types <text:span text:style-name="Number_20_Mark"><text:span text:style-name="T49">C</text:span></text:span>,</text:p>
        </text:list-item>
        <text:list-item>
          <text:p text:style-name="P118">the log file name <text:span text:style-name="Number_20_Mark"><text:span text:style-name="T49">D</text:span></text:span>,</text:p>
        </text:list-item>
        <text:list-item>
          <text:p text:style-name="P118">the log format <text:span text:style-name="Number_20_Mark"><text:span text:style-name="T49">E</text:span></text:span><text:span text:style-name="T49"> </text:span>and</text:p>
        </text:list-item>
        <text:list-item>
          <text:p text:style-name="P118"><text:span text:style-name="T33">the</text:span> log post command <text:span text:style-name="Number_20_Mark"><text:span text:style-name="T49">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5</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89329419654087892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1">entries (</text:span>files, directories, <text:span text:style-name="T21">links, hard links, special files,</text:span> or disks<text:span text:style-name="T21">)</text:span> can be done with the following settings in <text:span text:style-name="Name">BARControl</text:span>:<text:bookmark-end text:name="__DdeLink__15739_1674148630"/></text:p>
      <text:list xml:id="list220808391597590" text:continue-list="list22080703476441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1">n the</text:span> <text:span text:style-name="Command">Include</text:span> button.</text:p>
        </text:list-item>
        <text:list-item>
          <text:p text:style-name="List_20_1_20_End">switch to the <text:span text:style-name="Command">Storage</text:span> sub-tab. Select the name of the archive to create and select <text:span text:style-name="T21">the </text:span>type of storage. Most simply enter a archive name like <text:span text:style-name="Filename">my-backup.bar</text:span> and a <text:span text:style-name="T21">as the type</text:span> <text:span text:style-name="Command">file system</text:span>. <text:span text:style-name="T21">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1">then </text:span>click the button <text:span text:style-name="Command">Start</text:span>. In the dialog which opens click <text:span text:style-name="Command">Normal</text:span>. The job is immediately schedule for execution and will be run as soon <text:span text:style-name="T21">as possible</text:span>.</text:p>
      <text:list xml:id="list220807610342225" text:continue-list="list893294196540878925" text:style-name="Numbering_20_1">
        <text:list-item>
          <text:h text:style-name="Alpha2" text:outline-level="2"><text:bookmark-start text:name="__RefHeading__15956_1674148630"/><text:s/>Full <text:span text:style-name="T21">daily </text:span>backup with time schedule<text:bookmark-end text:name="__RefHeading__15956_1674148630"/></text:h>
        </text:list-item>
      </text:list>
      <text:p text:style-name="Text_20_body_20_Start">For a full backup of some <text:span text:style-name="T21">entrie</text:span>s <text:span text:style-name="T21">with a</text:span> regular scheduling first define some backup job as described in use case <text:bookmark-ref text:reference-format="number" text:ref-name="__RefHeading__15954_1674148630">a</text:bookmark-ref><text:span text:style-name="T21">)</text:span><text:bookmark-ref text:reference-format="text" text:ref-name="__RefHeading__15954_1674148630"> Normal backup</text:bookmark-ref>. Then enter the following <text:span text:style-name="T21">additional </text:span>settings in <text:span text:style-name="Name">BARControl</text:span>:</text:p>
      <text:list xml:id="list220807725348525" text:continue-list="list220808391597590"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1">the t</text:span><text:span text:style-name="Name">ype</text:span> <text:span text:style-name="Name">full</text:span></text:p>
        </text:list-item>
        <text:list-item>
          <text:p text:style-name="List_20_1_20_End">verify <text:span text:style-name="T21">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1">each day </text:span>as a full backup.</text:p>
      <text:list xml:id="list220807706293376" text:continue-list="list220807610342225" text:style-name="Numbering_20_1">
        <text:list-item>
          <text:h text:style-name="Alpha2" text:outline-level="2"><text:bookmark-start text:name="__RefHeading__15958_1674148630"/><text:span text:style-name="T50"><text:s/>Full w</text:span><text:bookmark-start text:name="__DdeLink__15029_1674148630"/>eekly backup with <text:span text:style-name="T33">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1">weekly </text:span>backup of some <text:span text:style-name="T21">entrie</text:span>s <text:span text:style-name="T21">with a regular scheduling and daily incremental backups </text:span>define some backup job as described in use case <text:bookmark-ref text:reference-format="number" text:ref-name="__RefHeading__15954_1674148630">a</text:bookmark-ref><text:span text:style-name="T21">)</text:span><text:bookmark-ref text:reference-format="text" text:ref-name="__RefHeading__15954_1674148630"> Normal backup</text:bookmark-ref>. Then enter the following <text:span text:style-name="T21">additional </text:span>settings in <text:span text:style-name="Name">BARControl</text:span>:<text:bookmark-end text:name="__DdeLink__15741_1674148630"/></text:p>
      <text:list xml:id="list220807468767280" text:continue-list="list220807725348525" text:style-name="List_20_1">
        <text:list-item>
          <text:p text:style-name="P129">switch to the <text:span text:style-name="Name">Jobs</text:span> tab. In the <text:span text:style-name="Name">Schedule</text:span> sub-tab add a new schedule entry and define * <text:span text:style-name="T21">for the date and time</text:span>. <text:span text:style-name="T21">S</text:span>elect <text:span text:style-name="T21">the</text:span> week day <text:span text:style-name="T21">when to do execute the full backup.</text:span></text:p>
        </text:list-item>
        <text:list-item>
          <text:p text:style-name="P119">select for <text:span text:style-name="T21">the t</text:span><text:span text:style-name="Name">ype</text:span> <text:span text:style-name="Name">full</text:span></text:p>
        </text:list-item>
        <text:list-item>
          <text:p text:style-name="P11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9"><text:span text:style-name="Name"><text:span text:style-name="T6">select for the type </text:span></text:span><text:span text:style-name="Name"><text:span text:style-name="T2">incremental</text:span></text:span></text:p>
        </text:list-item>
        <text:list-item>
          <text:p text:style-name="P138">verify <text:span text:style-name="T21">that </text:span><text:span text:style-name="Name">enabled</text:span> is checked</text:p>
        </text:list-item>
      </text:list>
      <text:list xml:id="list220806508230361" text:continue-list="list220807706293376" text:style-name="Numbering_20_1">
        <text:list-item>
          <text:h text:style-name="Alpha2" text:outline-level="2"><text:bookmark-start text:name="__RefHeading__15960_1674148630"/><text:soft-page-break/><text:span text:style-name="T5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1">weekly </text:span>backup of some <text:span text:style-name="T21">entrie</text:span>s <text:span text:style-name="T21">with with a regular scheduling, daily incremental backups and continuous storages of changes </text:span>define some backup job as described in use case <text:bookmark-ref text:reference-format="number" text:ref-name="__RefHeading__15958_1674148630">c</text:bookmark-ref><text:span text:style-name="T21">)</text:span><text:bookmark-ref text:reference-format="text" text:ref-name="__RefHeading__15958_1674148630"> Full weekly backup with time schedule and daily incremental backup</text:bookmark-ref>. Then enter the following <text:span text:style-name="T21">additional </text:span>settings in <text:span text:style-name="Name">BARControl</text:span>:<text:bookmark-end text:name="__DdeLink__15741_16741486301"/></text:p>
      <text:list xml:id="list220807605778263" text:continue-list="list220807468767280" text:style-name="List_20_1">
        <text:list-item>
          <text:p text:style-name="P129">switch to the <text:span text:style-name="Name">Jobs</text:span> tab. In the <text:span text:style-name="Name">Schedule</text:span> sub-tab add a new schedule entry and define * <text:span text:style-name="T21">for the date, <text:s/>time and week day</text:span>.</text:p>
        </text:list-item>
        <text:list-item>
          <text:p text:style-name="P119">select for <text:span text:style-name="T21">the t</text:span><text:span text:style-name="Name">ype</text:span> <text:span text:style-name="Name"><text:span text:style-name="T21">continuous</text:span></text:span></text:p>
        </text:list-item>
        <text:list-item>
          <text:p text:style-name="P139">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4">time interval </text:span>the backup is executed. </text:p>
      <text:list xml:id="list220806509043581" text:continue-list="list22080650823036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2">entry do the following in <text:s/></text:span><text:span text:style-name="Name"><text:span text:style-name="T22">BARControl:</text:span></text:span></text:p>
      <text:list xml:id="list220807730708039" text:continue-list="list220807605778263" text:style-name="List_20_1">
        <text:list-item>
          <text:p text:style-name="P130"><text:span text:style-name="Name"><text:span text:style-name="T5">switch to the </text:span></text:span><text:span text:style-name="Name"><text:span text:style-name="T3">Restore</text:span></text:span><text:span text:style-name="Name"><text:span text:style-name="T7"> tab</text:span></text:span></text:p>
        </text:list-item>
        <text:list-item>
          <text:p text:style-name="P13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3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3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3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20807380843457" text:continue-list="list22080650904358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2">a full backup including incremental backups do the following in <text:s/></text:span><text:span text:style-name="Name"><text:span text:style-name="T22">BARControl:</text:span></text:span></text:p>
      <text:list xml:id="list220806531542007" text:continue-list="list220807730708039" text:style-name="List_20_1">
        <text:list-item>
          <text:p text:style-name="P130"><text:span text:style-name="Name"><text:span text:style-name="T5">switch to the </text:span></text:span><text:span text:style-name="Name"><text:span text:style-name="T22">Restore</text:span></text:span><text:span text:style-name="Name"><text:span text:style-name="T7"> tab</text:span></text:span></text:p>
        </text:list-item>
        <text:list-item>
          <text:p text:style-name="P130"><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3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3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9" text:outline-level="1"/>
      <text:h text:style-name="P100" text:outline-level="1"><text:bookmark-start text:name="__RefHeading__15744_1674148630"/>Appendix<text:bookmark-end text:name="__RefHeading__15744_1674148630"/></text:h>
      <text:h text:style-name="P98" text:outline-level="2"><text:bookmark-start text:name="__RefHeading__8616_961238848"/>Tools<text:bookmark-end text:name="__RefHeading__8616_961238848"/></text:h>
      <text:p text:style-name="Text_20_body_20_Start">The following tools are part of <text:span text:style-name="Command">BAR</text:span>:</text:p>
      <text:list xml:id="list22080666148163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6">generator</text:span></text:p>
        </text:list-item>
        <text:list-item>
          <text:p text:style-name="List_20_1">bar-sqlite3: <text:span text:style-name="T36">index </text:span>a maint<text:span text:style-name="T59">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4">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7">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5093736"/>--create<text:alphabetical-index-mark-end text:id="IMark75093736"/>, <text:alphabetical-index-mark-start text:id="IMark174830408"/>-c<text:alphabetical-index-mark-end text:id="IMark174830408"/></text:p>
      <text:p text:style-name="Option_20_Start">Create an archive with files, directories, links, hard links and special files like device-, pipes- and sockets-descriptors.</text:p>
      <text:p text:style-name="Option_20_title"><text:alphabetical-index-mark-start text:id="IMark106546584"/>--image<text:alphabetical-index-mark-end text:id="IMark106546584"/>, <text:alphabetical-index-mark-start text:id="IMark74078920"/>-m<text:alphabetical-index-mark-end text:id="IMark740789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4078920"/>--list<text:alphabetical-index-mark-end text:id="IMark74078920"/>, <text:alphabetical-index-mark-start text:id="IMark75691848"/>-l<text:alphabetical-index-mark-end text:id="IMark7569184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74830408"/>--test<text:alphabetical-index-mark-end text:id="IMark174830408"/>, <text:alphabetical-index-mark-start text:id="IMark106546584"/>-t<text:alphabetical-index-mark-end text:id="IMark106546584"/></text:p>
      <text:p text:style-name="Option_20_Start">Test content integrity of archives.</text:p>
      <text:p text:style-name="Option_20_title"><text:alphabetical-index-mark-start text:id="IMark75691848"/>--compare<text:alphabetical-index-mark-end text:id="IMark75691848"/>, <text:alphabetical-index-mark-start text:id="IMark175007160"/>-d<text:alphabetical-index-mark-end text:id="IMark175007160"/></text:p>
      <text:p text:style-name="Option_20_Start">Compare content of archives with content in file system.</text:p>
      <text:p text:style-name="Option_20_title"><text:alphabetical-index-mark-start text:id="IMark88900312"/>--extract<text:alphabetical-index-mark-end text:id="IMark88900312"/>, <text:alphabetical-index-mark-start text:id="IMark74086344"/>-x<text:alphabetical-index-mark-end text:id="IMark74086344"/></text:p>
      <text:p text:style-name="Option_20_Start">Extract content of archives.</text:p>
      <text:p text:style-name="Option_20_title"><text:alphabetical-index-mark-start text:id="IMark65776984"/>--generate-keys<text:alphabetical-index-mark-end text:id="IMark6577698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75007160"/>--generate-keys-bits<text:alphabetical-index-mark-end text:id="IMark175007160"/>=&lt;n&gt;</text:p>
      <text:p text:style-name="Option_20_Start">Specify number of bits to use for a RSA key pair. It can be 1024, 2048 or 3072 bits. Default value are 2048 bits.</text:p>
      <text:p text:style-name="Option_20_title"><text:soft-page-break/><text:alphabetical-index-mark-start text:id="IMark57273016"/>--<text:span text:style-name="T71">generate-keys-mode</text:span><text:alphabetical-index-mark-end text:id="IMark57273016"/><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56147848"/>--pre-command<text:alphabetical-index-mark-end text:id="IMark56147848"/>=&lt;command&gt;</text:p>
      <text:p text:style-name="Option_20_Start">Command to execute before a job is started.</text:p>
      <text:p text:style-name="Option_20_Start">Available macros: %name.</text:p>
      <text:p text:style-name="Option_20_title"><text:alphabetical-index-mark-start text:id="IMark175007160"/>--post-command<text:alphabetical-index-mark-end text:id="IMark175007160"/>=&lt;command&gt;</text:p>
      <text:p text:style-name="Option_20_Start">Command to execute after a job terminated.</text:p>
      <text:p text:style-name="Option_20_Start">Available macros: %name.</text:p>
      <text:p text:style-name="Option_20_title"><text:alphabetical-index-mark-start text:id="IMark56147848"/>--mount<text:alphabetical-index-mark-end text:id="IMark5614784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75007160"/>--include<text:alphabetical-index-mark-end text:id="IMark175007160"/>=&lt;pattern&gt;, <text:alphabetical-index-mark-start text:id="IMark56147848"/>-#<text:alphabetical-index-mark-end text:id="IMark561478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88900312"/>--include-command<text:bookmark-start text:name="__DdeLink__11102_1674148630"/><text:alphabetical-index-mark-end text:id="IMark8890031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6147848"/>--exclude<text:alphabetical-index-mark-end text:id="IMark56147848"/>=&lt;pattern&gt;, <text:alphabetical-index-mark-start text:id="IMark74086344"/>-!<text:alphabetical-index-mark-end text:id="IMark7408634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102437048"/>--exclude-command<text:alphabetical-index-mark-end text:id="IMark1024370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57273016"/>--mount<text:alphabetical-index-mark-end text:id="IMark5727301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1" text:outline-level="3"><text:bookmark-start text:name="__RefHeading__16294_1510295094"/>Incremental/Differential archives<text:bookmark-end text:name="__RefHeading__16294_1510295094"/></text:h>
      <text:p text:style-name="P38"><text:alphabetical-index-mark-start text:id="IMark56147848"/>--normal<text:alphabetical-index-mark-end text:id="IMark56147848"/></text:p>
      <text:p text:style-name="Option_20_Start">Create a normal archive. No incremental data is used or stored.</text:p>
      <text:p text:style-name="Option_20_title"><text:alphabetical-index-mark-start text:id="IMark57273016"/><text:span text:style-name="T12">--full</text:span><text:alphabetical-index-mark-end text:id="IMark57273016"/><text:span text:style-name="T12">, </text:span><text:alphabetical-index-mark-start text:id="IMark175007160"/><text:span text:style-name="T12">-f</text:span><text:alphabetical-index-mark-end text:id="IMark175007160"/></text:p>
      <text:p text:style-name="Option_20_Start">Create a full archive and store incremental data.</text:p>
      <text:p text:style-name="Option_20_title"><text:alphabetical-index-mark-start text:id="IMark74086344"/><text:span text:style-name="T12">--incremental</text:span><text:alphabetical-index-mark-end text:id="IMark74086344"/><text:span text:style-name="T12">, </text:span><text:alphabetical-index-mark-start text:id="IMark67697320"/><text:span text:style-name="T12">-i</text:span><text:alphabetical-index-mark-end text:id="IMark676973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67697320"/><text:span text:style-name="T12">--incremental-list-file</text:span><text:alphabetical-index-mark-end text:id="IMark67697320"/><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67697320"/>--differential<text:alphabetical-index-mark-end text:id="IMark67697320"/></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8">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75007160"/>--compress-algorithm<text:alphabetical-index-mark-end text:id="IMark175007160"/>, <text:alphabetical-index-mark-start text:id="IMark102437048"/>-z<text:alphabetical-index-mark-end text:id="IMark10243704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text:soft-page-break/>memory).<text:bookmark-start text:name="__DdeLink__6856_382569047"/> lzo, lz4, <text:span text:style-name="T76">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7697320"/>--compress-min-size<text:alphabetical-index-mark-end text:id="IMark676973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56147848"/>--compress-exclude<text:alphabetical-index-mark-end text:id="IMark561478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6179384"/>--crypt-algorithm<text:alphabetical-index-mark-end text:id="IMark56179384"/>, <text:alphabetical-index-mark-start text:id="IMark88900312"/>-y<text:alphabetical-index-mark-end text:id="IMark8890031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4556296"/>--crypt-type<text:alphabetical-index-mark-end text:id="IMark745562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88900312"/>--crypt-password<text:alphabetical-index-mark-end text:id="IMark889003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7530120"/><text:alphabetical-index-mark-start text:id="IMark175007160"/><text:span text:style-name="T74">--crypt-new-password</text:span><text:alphabetical-index-mark-end text:id="IMark175007160"/><text:alphabetical-index-mark-end text:id="IMark87530120"/><text:span text:style-name="T74">=&lt;password&gt;</text:span></text:p>
      <text:p text:style-name="P79"><text:span text:style-name="T74">New </text:span>crypt password phrase to use.</text:p>
      <text:p text:style-name="P84">Note:<text:tab/>Use this option with care! Password phrases specified on the command line may be stored in the history of your shell, thus can be recovered by displaying the command history.</text:p>
      <text:p text:style-name="Option_20_title"><text:alphabetical-index-mark-start text:id="IMark56179384"/>--crypt-public-key<text:alphabetical-index-mark-end text:id="IMark56179384"/>=&lt;file name&gt;</text:p>
      <text:p text:style-name="Option_20_Start">Name of file with the RSA encryption public key.</text:p>
      <text:p text:style-name="Option_20_title"><text:soft-page-break/><text:alphabetical-index-mark-start text:id="IMark74086344"/>--crypt-private-key<text:alphabetical-index-mark-end text:id="IMark7408634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6147848"/>--archive-part-size<text:alphabetical-index-mark-end text:id="IMark56147848"/>=&lt;size&gt;, <text:alphabetical-index-mark-start text:id="IMark175007160"/>-s<text:alphabetical-index-mark-end text:id="IMark175007160"/>=&lt;size&gt;</text:p>
      <text:p text:style-name="P7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75007160"/>--file-write-pre-command<text:alphabetical-index-mark-end text:id="IMark1750071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6179384"/>--file-write-post-command<text:alphabetical-index-mark-end text:id="IMark561793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5677448"/>--ftp-login-name<text:alphabetical-index-mark-end text:id="IMark75677448"/>=&lt;name&gt;</text:p>
      <text:p text:style-name="Option_20_Start">Specify the general FTP login name.</text:p>
      <text:p text:style-name="Option_20_title"><text:alphabetical-index-mark-start text:id="IMark87530120"/>--ftp-password<text:alphabetical-index-mark-end text:id="IMark875301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67697320"/>--ftp-max-connections<text:alphabetical-index-mark-end text:id="IMark67697320"/>=&lt;n&gt;</text:p>
      <text:p text:style-name="Option_20_note">Specify the max. number of concurrent connections for this FTP server.</text:p>
      <text:p text:style-name="Option_20_title"><text:alphabetical-index-mark-start text:id="IMark56147848"/>--ftp-max-storage-size<text:alphabetical-index-mark-end text:id="IMark56147848"/>=&lt;size&gt;</text:p>
      <text:p text:style-name="Option_20_note">Specify the max. size in bytes to use for storage for this FTP server.<text:bookmark-end text:name="__DdeLink__10735_1674148630"/></text:p>
      <text:p text:style-name="Option_20_title"><text:alphabetical-index-mark-start text:id="IMark74086344"/>--ftp-write-pre-command<text:alphabetical-index-mark-end text:id="IMark74086344"/>=&lt;command&gt;</text:p>
      <text:p text:style-name="Option_20_Start">Command to execute before file is transmitted to FTP server.</text:p>
      <text:p text:style-name="Option_20_Start">Available macros: %file, %number.</text:p>
      <text:p text:style-name="Option_20_title"><text:soft-page-break/><text:alphabetical-index-mark-start text:id="IMark87530120"/>--ftp-write-post-command<text:alphabetical-index-mark-end text:id="IMark875301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6179384"/>--ssh-port<text:alphabetical-index-mark-end text:id="IMark56179384"/>=&lt;n&gt;</text:p>
      <text:p text:style-name="Option_20_Start">Specify ssh port to use. Default is 22.</text:p>
      <text:p text:style-name="Option_20_title"><text:alphabetical-index-mark-start text:id="IMark102437048"/>--ssh-login-name<text:alphabetical-index-mark-end text:id="IMark102437048"/>=&lt;name&gt;</text:p>
      <text:p text:style-name="Option_20_Start">Specify the default ssh login name.</text:p>
      <text:p text:style-name="Option_20_title"><text:alphabetical-index-mark-start text:id="IMark75677448"/>--ssh-password<text:alphabetical-index-mark-end text:id="IMark7567744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75007160"/>--ssh-public-key<text:alphabetical-index-mark-end text:id="IMark175007160"/>=&lt;file name&gt;</text:p>
      <text:p text:style-name="Option_20_Start">Specify the file name with the ssh public key.</text:p>
      <text:p text:style-name="Option_20_title"><text:alphabetical-index-mark-start text:id="IMark67697320"/>--ssh-private-key<text:alphabetical-index-mark-end text:id="IMark6769732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6147848"/>--ssh-max-connections<text:alphabetical-index-mark-end text:id="IMark56147848"/>=&lt;n&gt;</text:p>
      <text:p text:style-name="Option_20_note">Specify the max. number of concurrent connections for this SSH/SCP/SFTP server.</text:p>
      <text:p text:style-name="Option_20_title"><text:bookmark-start text:name="__DdeLink__8381_1674148630"/><text:alphabetical-index-mark-start text:id="IMark74086344"/>--ssh-max-storage-size<text:alphabetical-index-mark-end text:id="IMark7408634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87530120"/>--scp-write-pre-command<text:alphabetical-index-mark-end text:id="IMark875301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7697320"/>--scp-write-post-command<text:alphabetical-index-mark-end text:id="IMark676973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4086344"/>--sftp-write-pre-command<text:alphabetical-index-mark-end text:id="IMark7408634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87530120"/>--sftp-write-post-command<text:alphabetical-index-mark-end text:id="IMark8753012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6179384"/>--webdav-login<text:alphabetical-index-mark-end text:id="IMark56179384"/>=&lt;name&gt;</text:p>
      <text:p text:style-name="Option_20_Start">Specify the default WebDAV login name.</text:p>
      <text:p text:style-name="Option_20_title"><text:alphabetical-index-mark-start text:id="IMark102437048"/>--webdav-password<text:alphabetical-index-mark-end text:id="IMark1024370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74556296"/>--webdav-max-connections<text:alphabetical-index-mark-end text:id="IMark74556296"/>=&lt;n&gt;</text:p>
      <text:p text:style-name="Option_20_note">Specify the max. number of concurrent connections for this WebDAV server.</text:p>
      <text:p text:style-name="Option_20_title"><text:alphabetical-index-mark-start text:id="IMark175007160"/>--webdav-max-storage-size<text:alphabetical-index-mark-end text:id="IMark17500716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7697320"/>--webdav-write-pre-command<text:alphabetical-index-mark-end text:id="IMark676973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02437048"/>--webdav-write-post-command<text:alphabetical-index-mark-end text:id="IMark1024370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7530120"/>--cd-device<text:alphabetical-index-mark-end text:id="IMark87530120"/>=&lt;device name&gt;, <text:alphabetical-index-mark-start text:id="IMark56147848"/>--dvd-device<text:alphabetical-index-mark-end text:id="IMark56147848"/>=&lt;device name&gt;, <text:alphabetical-index-mark-start text:id="IMark175007160"/>--bd-device<text:alphabetical-index-mark-end text:id="IMark175007160"/>=&lt;device name&gt;</text:p>
      <text:p text:style-name="Option_20_Start">Default device name for creating Cds/BDs/DVDs.</text:p>
      <text:p text:style-name="Option_20_title"><text:alphabetical-index-mark-start text:id="IMark74086344"/>--cd-request-volume-command<text:alphabetical-index-mark-end text:id="IMark74086344"/>=&lt;command&gt;, <text:alphabetical-index-mark-start text:id="IMark67697320"/>--dvd-request-volume-command<text:alphabetical-index-mark-end text:id="IMark67697320"/>=&lt;command&gt;, <text:alphabetical-index-mark-start text:id="IMark75677448"/>--bd-request-volume-command<text:alphabetical-index-mark-end text:id="IMark756774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7530120"/>--cd-unload-volume-command<text:alphabetical-index-mark-end text:id="IMark87530120"/>=&lt;command&gt;, <text:alphabetical-index-mark-start text:id="IMark88900312"/>--dvd-unload-volume-command<text:alphabetical-index-mark-end text:id="IMark88900312"/>=&lt;command&gt;, <text:alphabetical-index-mark-start text:id="IMark102437048"/>--bd-unload-volume-command<text:alphabetical-index-mark-end text:id="IMark102437048"/>=&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56179384"/>--cd-load-volume-command<text:alphabetical-index-mark-end text:id="IMark56179384"/>=&lt;command&gt;, <text:alphabetical-index-mark-start text:id="IMark175007160"/>--dvd-load-volume-command<text:alphabetical-index-mark-end text:id="IMark175007160"/>=&lt;command&gt;, <text:alphabetical-index-mark-start text:id="IMark56147848"/>--bd-load-volume-command<text:alphabetical-index-mark-end text:id="IMark561478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7697320"/>--cd-volume-size<text:alphabetical-index-mark-end text:id="IMark67697320"/>=<text:bookmark-start text:name="__DdeLink__5568_1180582065"/>&lt;n&gt;[G|M|K], <text:alphabetical-index-mark-start text:id="IMark74556296"/>--dvd-volume-size<text:alphabetical-index-mark-end text:id="IMark74556296"/>=&lt;n&gt;[G|M|K], <text:alphabetical-index-mark-start text:id="IMark74086344"/>--bd-volume-size<text:alphabetical-index-mark-end text:id="IMark740863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4556296"/>--cd-image-pre-command<text:alphabetical-index-mark-end text:id="IMark74556296"/>=&lt;command&gt;, <text:alphabetical-index-mark-start text:id="IMark74086344"/>--dvd-image-pre-command<text:alphabetical-index-mark-end text:id="IMark74086344"/>=&lt;command&gt;, <text:alphabetical-index-mark-start text:id="IMark67697320"/>--bd-image-pre-command<text:alphabetical-index-mark-end text:id="IMark6769732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8900312"/>--cd-image-post-command<text:alphabetical-index-mark-end text:id="IMark88900312"/>=&lt;command&gt;, <text:alphabetical-index-mark-start text:id="IMark102437048"/>--dvd-image-post-command<text:alphabetical-index-mark-end text:id="IMark102437048"/>=&lt;command&gt;, <text:alphabetical-index-mark-start text:id="IMark87530120"/>--bd-image-post-command<text:alphabetical-index-mark-end text:id="IMark875301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7697320"/>--cd-image-command<text:alphabetical-index-mark-end text:id="IMark67697320"/>=&lt;command&gt;, <text:alphabetical-index-mark-start text:id="IMark74556296"/>--dvd-image-command<text:alphabetical-index-mark-end text:id="IMark74556296"/>=&lt;command&gt;, <text:alphabetical-index-mark-start text:id="IMark175007160"/>--bd-image-command<text:alphabetical-index-mark-end text:id="IMark175007160"/>=&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74086344"/>--cd-ecc-pre-command<text:alphabetical-index-mark-end text:id="IMark74086344"/>=&lt;command&gt;, <text:alphabetical-index-mark-start text:id="IMark75677448"/>--dvd-ecc-pre-command<text:alphabetical-index-mark-end text:id="IMark75677448"/>=&lt;command&gt;, <text:alphabetical-index-mark-start text:id="IMark74556296"/>--bd-ecc-pre-command<text:alphabetical-index-mark-end text:id="IMark74556296"/>=&lt;command&gt;</text:p>
      <text:p text:style-name="Option_20_Start">Command to execute before error correction codes (ecc) are added to a CD/DVD/BD image.</text:p>
      <text:p text:style-name="Option_20_title"><text:alphabetical-index-mark-start text:id="IMark102437048"/>--cd-ecc-post-command<text:alphabetical-index-mark-end text:id="IMark102437048"/>=&lt;command&gt;, <text:alphabetical-index-mark-start text:id="IMark56179384"/>--dvd-ecc-post-command<text:alphabetical-index-mark-end text:id="IMark56179384"/>=&lt;command&gt;, <text:alphabetical-index-mark-start text:id="IMark88900312"/>--bd-ecc-post-command<text:alphabetical-index-mark-end text:id="IMark88900312"/>=&lt;command&gt;</text:p>
      <text:p text:style-name="Option_20_Start">Command to execute after error correction codes (ecc) are added to a CD/DVD/BD image.</text:p>
      <text:p text:style-name="Option_20_title"><text:alphabetical-index-mark-start text:id="IMark74086344"/>--cd-ecc-command<text:alphabetical-index-mark-end text:id="IMark74086344"/>=&lt;command&gt;, <text:alphabetical-index-mark-start text:id="IMark175007160"/>--dvd-ecc-command<text:alphabetical-index-mark-end text:id="IMark175007160"/>=&lt;command&gt;, <text:alphabetical-index-mark-start text:id="IMark56147848"/>--bd-ecc-command<text:alphabetical-index-mark-end text:id="IMark56147848"/>=&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74556296"/><text:span text:style-name="T63">--cd‑blank-command</text:span><text:alphabetical-index-mark-end text:id="IMark74556296"/><text:span text:style-name="T63">=&lt;command&gt;, </text:span><text:alphabetical-index-mark-start text:id="IMark75677448"/><text:span text:style-name="T63">--dvd-blank-command</text:span><text:alphabetical-index-mark-end text:id="IMark75677448"/><text:span text:style-name="T63">=&lt;command&gt;, </text:span><text:alphabetical-index-mark-start text:id="IMark175007160"/><text:span text:style-name="T63">--bd-blank-command</text:span><text:alphabetical-index-mark-end text:id="IMark175007160"/><text:span text:style-name="T63">=&lt;command&gt;</text:span></text:p>
      <text:p text:style-name="Option_20_Start">Command to blank a CD/DVD/BD medium before writing.</text:p>
      <text:p text:style-name="Option_20_title"><text:alphabetical-index-mark-start text:id="IMark74556296"/>--cd-write-pre-command<text:alphabetical-index-mark-end text:id="IMark74556296"/>=&lt;command&gt;, <text:alphabetical-index-mark-start text:id="IMark56147848"/>--dvd-write-pre-command<text:alphabetical-index-mark-end text:id="IMark56147848"/>=&lt;command&gt;, <text:alphabetical-index-mark-start text:id="IMark75677448"/>--bd-write-pre-command<text:alphabetical-index-mark-end text:id="IMark75677448"/>=&lt;command&gt;</text:p>
      <text:p text:style-name="Option_20_Start">Command to execute before CD/DVD/BD image is written.</text:p>
      <text:p text:style-name="Option_20_title"><text:alphabetical-index-mark-start text:id="IMark56179384"/>--cd-write-post-command<text:alphabetical-index-mark-end text:id="IMark56179384"/>=&lt;command&gt;, <text:alphabetical-index-mark-start text:id="IMark88900312"/>--dvd-write-post-command<text:alphabetical-index-mark-end text:id="IMark88900312"/>=&lt;command&gt;, <text:alphabetical-index-mark-start text:id="IMark102437048"/>--bd-write-post-command<text:alphabetical-index-mark-end text:id="IMark102437048"/>=&lt;command&gt;</text:p>
      <text:p text:style-name="Option_20_Start">Command to execute after CD/DVD/BD image is written.</text:p>
      <text:p text:style-name="Option_20_title"><text:alphabetical-index-mark-start text:id="IMark75677448"/>--cd-write-command<text:alphabetical-index-mark-end text:id="IMark75677448"/>=&lt;command&gt;, <text:alphabetical-index-mark-start text:id="IMark74556296"/>--dvd-write-command<text:alphabetical-index-mark-end text:id="IMark74556296"/>=&lt;command&gt;, <text:alphabetical-index-mark-start text:id="IMark74086344"/>--bd-write-command<text:alphabetical-index-mark-end text:id="IMark74086344"/>=&lt;command&gt;</text:p>
      <text:p text:style-name="Option_20_Start">Command to write on CD/DVD/BD.</text:p>
      <text:p text:style-name="Option_20_Start">Available macros: %device, %file, %image, %sectors, %number.</text:p>
      <text:p text:style-name="Option_20_title"><text:alphabetical-index-mark-start text:id="IMark56147848"/>--cd-write-image-command<text:alphabetical-index-mark-end text:id="IMark56147848"/>=&lt;command&gt;, <text:alphabetical-index-mark-start text:id="IMark87530120"/>--dvd-write-image-command<text:alphabetical-index-mark-end text:id="IMark87530120"/>=&lt;command&gt;, <text:alphabetical-index-mark-start text:id="IMark74556296"/>--bd-write-image-command<text:alphabetical-index-mark-end text:id="IMark7455629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02437048"/>--device<text:alphabetical-index-mark-end text:id="IMark102437048"/>=&lt;device name&gt;</text:p>
      <text:p text:style-name="Option_20_Start">Specify default device name.</text:p>
      <text:p text:style-name="Option_20_title"><text:alphabetical-index-mark-start text:id="IMark75677448"/>--device-request-volume-command<text:alphabetical-index-mark-end text:id="IMark75677448"/>=&lt;command&gt;</text:p>
      <text:p text:style-name="Option_20_Start">Command to request new volume for device.</text:p>
      <text:p text:style-name="Option_20_title"><text:alphabetical-index-mark-start text:id="IMark56179384"/>--device-load-volume-command<text:alphabetical-index-mark-end text:id="IMark56179384"/>=&lt;command&gt;</text:p>
      <text:p text:style-name="Option_20_Start">Command to load volume for device.</text:p>
      <text:p text:style-name="Option_20_title"><text:alphabetical-index-mark-start text:id="IMark56147848"/>--device-unload-volume-command<text:alphabetical-index-mark-end text:id="IMark56147848"/>=&lt;command&gt;</text:p>
      <text:p text:style-name="Option_20_Start">Command to unload volume from device.</text:p>
      <text:p text:style-name="Option_20_title"><text:alphabetical-index-mark-start text:id="IMark67697320"/>--device-volume-size<text:alphabetical-index-mark-end text:id="IMark67697320"/>=&lt;size&gt;</text:p>
      <text:p text:style-name="P73">Device volume size.<text:bookmark text:name="__DdeLink__5570_1180582065"/></text:p>
      <text:p text:style-name="Option_20_title"><text:alphabetical-index-mark-start text:id="IMark102437048"/>--device-image-pre-command<text:alphabetical-index-mark-end text:id="IMark1024370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88900312"/>--device-image-post-command<text:alphabetical-index-mark-end text:id="IMark8890031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6147848"/>--device-image-command<text:alphabetical-index-mark-end text:id="IMark56147848"/>=&lt;command&gt;</text:p>
      <text:p text:style-name="Option_20_Start">Command to create a device image.</text:p>
      <text:p text:style-name="Option_20_Start">Available macros: %device, %file, %image, %number.</text:p>
      <text:p text:style-name="Option_20_title"><text:alphabetical-index-mark-start text:id="IMark175007160"/>--device-ecc-pre-command<text:alphabetical-index-mark-end text:id="IMark1750071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5677448"/>--device-ecc-post-command<text:alphabetical-index-mark-end text:id="IMark756774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87530120"/>--device-ecc-command<text:alphabetical-index-mark-end text:id="IMark87530120"/>=&lt;command&gt;</text:p>
      <text:p text:style-name="Option_20_Start">Command to added error correction codes (ecc) to a device image.</text:p>
      <text:p text:style-name="Option_20_Start">Note: Still not implemented!</text:p>
      <text:p text:style-name="Option_20_title"><text:alphabetical-index-mark-start text:id="IMark67697320"/>--device-blank-command<text:alphabetical-index-mark-end text:id="IMark67697320"/>=&lt;command&gt;</text:p>
      <text:p text:style-name="Option_20_Start">Comamnd to blank a device medium before writing.</text:p>
      <text:p text:style-name="Option_20_title"><text:alphabetical-index-mark-start text:id="IMark102437048"/>--device-write-pre-command<text:alphabetical-index-mark-end text:id="IMark102437048"/>=&lt;command&gt;</text:p>
      <text:p text:style-name="Option_20_Start">Command to execute before device image is written.</text:p>
      <text:p text:style-name="Option_20_Start">Available macros: %device, %file, %image, %number.</text:p>
      <text:p text:style-name="Option_20_title"><text:alphabetical-index-mark-start text:id="IMark88900312"/>--device-write-post-command<text:alphabetical-index-mark-end text:id="IMark88900312"/>=&lt;command&gt;</text:p>
      <text:p text:style-name="Option_20_Start">Command to execute after device image is written.</text:p>
      <text:p text:style-name="Option_20_Start">Available macros: %device, %file, %image, %number.</text:p>
      <text:p text:style-name="Option_20_title"><text:alphabetical-index-mark-start text:id="IMark56147848"/>--device-write-command<text:alphabetical-index-mark-end text:id="IMark5614784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02437048"/>--directory-strip<text:alphabetical-index-mark-end text:id="IMark102437048"/>=&lt;n&gt;, <text:alphabetical-index-mark-start text:id="IMark87530120"/>-p<text:alphabetical-index-mark-end text:id="IMark87530120"/>=&lt;n&gt;</text:p>
      <text:p text:style-name="Option_20_Start">Strip specified number of directory levels from file names of restored files.</text:p>
      <text:p text:style-name="Option_20_title"><text:alphabetical-index-mark-start text:id="IMark74086344"/>--destination<text:alphabetical-index-mark-end text:id="IMark74086344"/>=&lt;path&gt;</text:p>
      <text:p text:style-name="Option_20_Start">Restore files into specified path.</text:p>
      <text:p text:style-name="Option_20_title"><text:soft-page-break/><text:alphabetical-index-mark-start text:id="IMark175007160"/>--owner<text:alphabetical-index-mark-end text:id="IMark17500716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88900312"/>--daemon<text:alphabetical-index-mark-end text:id="IMark88900312"/></text:p>
      <text:p text:style-name="Option_20_Start">Run <text:span text:style-name="Name">BAR</text:span> in daemon mode (as a server).</text:p>
      <text:p text:style-name="Option_20_title"><text:alphabetical-index-mark-start text:id="IMark102437048"/>--no-detach<text:alphabetical-index-mark-end text:id="IMark102437048"/>, <text:alphabetical-index-mark-start text:id="IMark175007160"/>-D<text:alphabetical-index-mark-end text:id="IMark175007160"/></text:p>
      <text:p text:style-name="Option_20_Start">Do not detach process when running in daemon mode.</text:p>
      <text:p text:style-name="Option_20_title"><text:alphabetical-index-mark-start text:id="IMark56147848"/>--server-port<text:alphabetical-index-mark-end text:id="IMark56147848"/>=&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102437048"/>--server-tls-port<text:alphabetical-index-mark-end text:id="IMark102437048"/>=&lt;n&gt;<text:span text:style-name="T14"><text:note-ref text:note-class="footnote" text:reference-format="text" text:ref-name="ftn20">20</text:note-ref></text:span></text:p>
      <text:p text:style-name="Option_20_Start">Specify TLS (SSL) server port to use. Default is: 38524.</text:p>
      <text:p text:style-name="Option_20_title"><text:alphabetical-index-mark-start text:id="IMark88900312"/>--server-ca-file<text:alphabetical-index-mark-end text:id="IMark88900312"/>=&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87530120"/>--server-cert-file<text:alphabetical-index-mark-end text:id="IMark8753012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74086344"/>--server-key-file<text:alphabetical-index-mark-end text:id="IMark74086344"/>=&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74556296"/>--server-password<text:alphabetical-index-mark-end text:id="IMark745562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7697320"/>--server-jobs-directory<text:alphabetical-index-mark-end text:id="IMark67697320"/>=&lt;path name&gt;</text:p>
      <text:p text:style-name="Option_20_Start">Specify server jobs directory. Default is: <text:span text:style-name="Filename"><text:span text:style-name="T12">/etc/bar/jobs</text:span></text:span>.</text:p>
      <text:p text:style-name="Option_20_title"><text:alphabetical-index-mark-start text:id="IMark75677448"/>--nice-level<text:alphabetical-index-mark-end text:id="IMark75677448"/>=&lt;n&gt;</text:p>
      <text:p text:style-name="Option_20_Start">Specify the nice-level the server should run. On Linux the nice level may be 0 (not nice) to 19 (very nice).</text:p>
      <text:p text:style-name="Option_20_title"><text:soft-page-break/><text:alphabetical-index-mark-start text:id="IMark56179384"/>--max-band-width<text:alphabetical-index-mark-end text:id="IMark5617938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51970357334490491" text:style-name="L9">
        <text:list-item>
          <text:p text:style-name="P122"><text:bookmark-start text:name="__DdeLink__7433_664228686"/>year: four digit year</text:p>
        </text:list-item>
        <text:list-item>
          <text:p text:style-name="P122">month: 1..12 or names Jan, Feb, Mar, Apr, May, Jun, Jul, Aug, Sept, Oct, Nov, Dec</text:p>
        </text:list-item>
        <text:list-item>
          <text:p text:style-name="P122">day: 1..31</text:p>
        </text:list-item>
        <text:list-item>
          <text:p text:style-name="P122">week day names: Mon, Tue, Wed, Thu, Fri, Sat, Sun</text:p>
        </text:list-item>
        <text:list-item>
          <text:p text:style-name="P122">hour: 00..23</text:p>
        </text:list-item>
        <text:list-item>
          <text:p text:style-name="P12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5677448"/>--remote-bar-executable<text:alphabetical-index-mark-end text:id="IMark7567744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102437048"/>--index-database<text:alphabetical-index-mark-end text:id="IMark102437048"/>=&lt;file name&gt;</text:p>
      <text:p text:style-name="Option_20_Start">Specify the file name of the internal index database. Default is: <text:span text:style-name="Filename">/var/lib/bar/index.db</text:span>.</text:p>
      <text:p text:style-name="Option_20_title"><text:alphabetical-index-mark-start text:id="IMark56147848"/>--index-database-auto-update<text:alphabetical-index-mark-end text:id="IMark56147848"/></text:p>
      <text:p text:style-name="Option_20_Start">Enable automatically update index database with archives found on the file system or some remote server.</text:p>
      <text:p text:style-name="Option_20_title"><text:alphabetical-index-mark-start text:id="IMark67697320"/>--index-database-max-band-width<text:alphabetical-index-mark-end text:id="IMark676973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20807907911859" text:continue-list="list22080666148163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6179384"/>--index-database-keep-time<text:alphabetical-index-mark-end text:id="IMark5617938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75007160"/>--no-index-database<text:alphabetical-index-mark-end text:id="IMark175007160"/></text:p>
      <text:p text:style-name="Option_20_Start">Do not store index database for created archives.</text:p>
      <text:h text:style-name="P102" text:outline-level="3"><text:bookmark-start text:name="__RefHeading__10437_873480820"/><text:span text:style-name="T25">Continuous</text:span> database<text:bookmark-end text:name="__RefHeading__10437_873480820"/></text:h>
      <text:p text:style-name="Option_20_title"><text:alphabetical-index-mark-start text:id="IMark74556296"/>--<text:span text:style-name="T25">continuous-database</text:span><text:alphabetical-index-mark-end text:id="IMark74556296"/><text:span text:style-name="T25">=&lt;file name&gt;</text:span></text:p>
      <text:p text:style-name="P73">Specify the file name of the internal <text:span text:style-name="T25">continuous</text:span> database. Default is <text:span text:style-name="T25">empty to keep the database file in memory only.</text:span></text:p>
      <text:p text:style-name="P54">--<text:span text:style-name="T25">continuous-max-size=&lt;size&gt;</text:span></text:p>
      <text:p text:style-name="P55">Specify the max. size of an entry which should be stored during a contin<text:span text:style-name="T26">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75007160"/>--log<text:alphabetical-index-mark-end text:id="IMark17500716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88900312"/>--log-file<text:alphabetical-index-mark-end text:id="IMark8890031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2829032"/>--log-post-command<text:alphabetical-index-mark-end text:id="IMark7282903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88900312"/>--config<text:alphabetical-index-mark-end text:id="IMark88900312"/>=&lt;file name&gt;</text:p>
      <text:p text:style-name="Option_20_Start">Read configuration from the specified file.</text:p>
      <text:p text:style-name="Option_20_title"><text:alphabetical-index-mark-start text:id="IMark72230520"/>--tmp-directory<text:alphabetical-index-mark-end text:id="IMark72230520"/>=&lt;path&gt;</text:p>
      <text:p text:style-name="Option_20_Start">Use the specified directory for temporary files.</text:p>
      <text:p text:style-name="Option_20_title"><text:alphabetical-index-mark-start text:id="IMark87530120"/>--max-tmp-size<text:alphabetical-index-mark-end text:id="IMark87530120"/>=&lt;size&gt;</text:p>
      <text:p text:style-name="P73">Use max. specified size for temporary files. If the space is occupied pause creating new <text:span text:style-name="T82">storage </text:span>files.</text:p>
      <text:p text:style-name="Option_20_note">Note: only temporary storage files are taken into account!</text:p>
      <text:p text:style-name="Option_20_title"><text:alphabetical-index-mark-start text:id="IMark88900312"/>--directory<text:alphabetical-index-mark-end text:id="IMark88900312"/>=&lt;path&gt;, <text:alphabetical-index-mark-start text:id="IMark88385720"/>-C<text:alphabetical-index-mark-end text:id="IMark88385720"/>=&lt;path&gt;</text:p>
      <text:p text:style-name="Option_20_Start">Change to directory.</text:p>
      <text:p text:style-name="Option_20_title"><text:soft-page-break/><text:alphabetical-index-mark-start text:id="IMark72230520"/>--pid-file<text:alphabetical-index-mark-end text:id="IMark722305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4086344"/>--<text:span text:style-name="T78">pairing-master-file</text:span><text:alphabetical-index-mark-end text:id="IMark74086344"/><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72230520"/>--group<text:alphabetical-index-mark-end text:id="IMark72230520"/>, <text:alphabetical-index-mark-start text:id="IMark72829032"/>-g<text:alphabetical-index-mark-end text:id="IMark72829032"/></text:p>
      <text:p text:style-name="Option_20_Start">Group files when listing archive content. </text:p>
      <text:p text:style-name="Option_20_title"><text:alphabetical-index-mark-start text:id="IMark175007160"/>--all<text:alphabetical-index-mark-end text:id="IMark175007160"/></text:p>
      <text:p text:style-name="Option_20_Start">Show all files, not only the newest version of a file when listing archive content.</text:p>
      <text:p text:style-name="Option_20_title"><text:alphabetical-index-mark-start text:id="IMark88900312"/>--long-format<text:alphabetical-index-mark-end text:id="IMark88900312"/>, <text:alphabetical-index-mark-start text:id="IMark74556296"/>-L<text:alphabetical-index-mark-end text:id="IMark74556296"/></text:p>
      <text:p text:style-name="Option_20_Start">Use long output format when listing archive content.</text:p>
      <text:p text:style-name="Option_20_title"><text:alphabetical-index-mark-start text:id="IMark67697320"/>--human-format<text:alphabetical-index-mark-end text:id="IMark67697320"/>, <text:alphabetical-index-mark-start text:id="IMark72230520"/>-H<text:alphabetical-index-mark-end text:id="IMark72230520"/></text:p>
      <text:p text:style-name="Option_20_Start">Print sizes in human readable format (number and unit) instead of bytes.</text:p>
      <text:p text:style-name="Option_20_title"><text:alphabetical-index-mark-start text:id="IMark87530120"/>--numeric-uid-gid<text:alphabetical-index-mark-end text:id="IMark87530120"/></text:p>
      <text:p text:style-name="Option_20_Start">Print user/group ids as numbers instead resolved names.</text:p>
      <text:p text:style-name="Option_20_title"><text:alphabetical-index-mark-start text:id="IMark56147848"/>--numeric-permission<text:alphabetical-index-mark-end text:id="IMark56147848"/></text:p>
      <text:p text:style-name="Option_20_Start">Print file/directory permissions as octal numbers instead of permission text flags.</text:p>
      <text:p text:style-name="Option_20_title"><text:alphabetical-index-mark-start text:id="IMark88385720"/>--no-header-footer<text:alphabetical-index-mark-end text:id="IMark88385720"/></text:p>
      <text:p text:style-name="Option_20_Start">Suppress output of header/footer when listing archive content.</text:p>
      <text:p text:style-name="Option_20_title"><text:alphabetical-index-mark-start text:id="IMark72829032"/>--delete-old-archive-files<text:alphabetical-index-mark-end text:id="IMark72829032"/></text:p>
      <text:p text:style-name="Option_20_Start">Delete all old archive files after creating new archive files.</text:p>
      <text:p text:style-name="Option_20_title"><text:alphabetical-index-mark-start text:id="IMark175007160"/>--ignore-no-backup-file<text:alphabetical-index-mark-end text:id="IMark175007160"/></text:p>
      <text:p text:style-name="Option_20_Start">Ignore <text:span text:style-name="Filename">.nobackup</text:span>/<text:span text:style-name="Filename">.NOBACKUP</text:span> file and store directories containing this file, too.</text:p>
      <text:p text:style-name="Option_20_title"><text:alphabetical-index-mark-start text:id="IMark74556296"/>--ignore-no-dump<text:alphabetical-index-mark-end text:id="IMark7455629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4086344"/>--skip-unreadable <text:alphabetical-index-mark-end text:id="IMark74086344"/></text:p>
      <text:p text:style-name="Option_20_Start">Skip unreadable files instead of reporting an error.</text:p>
      <text:p text:style-name="Option_20_title"><text:alphabetical-index-mark-start text:id="IMark102437048"/>--force-delta-compression<text:alphabetical-index-mark-end text:id="IMark102437048"/></text:p>
      <text:p text:style-name="Option_20_Start">Enable forced delta compression. If no delta compression can be used an error is reported instead of a warning only.</text:p>
      <text:p text:style-name="Option_20_title"><text:soft-page-break/><text:alphabetical-index-mark-start text:id="IMark75677448"/>--raw-images<text:alphabetical-index-mark-end text:id="IMark756774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4086344"/>--no-fragments-check<text:alphabetical-index-mark-end text:id="IMark74086344"/></text:p>
      <text:p text:style-name="Option_20_Start">Do not check if a fragmented file is complete.</text:p>
      <text:p text:style-name="Option_20_title"><text:alphabetical-index-mark-start text:id="IMark102437048"/>--archive-file-mode<text:alphabetical-index-mark-end text:id="IMark1024370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5">See also option </text:span><text:span text:style-name="Option"><text:span text:style-name="T35">--overwrite-archive-files</text:span></text:span><text:span text:style-name="T35">.</text:span></text:p>
      <text:p text:style-name="Option_20_title"><text:alphabetical-index-mark-start text:id="IMark175007160"/>--overwrite-archive-files<text:alphabetical-index-mark-end text:id="IMark175007160"/>, <text:alphabetical-index-mark-start text:id="IMark74086344"/>-o<text:alphabetical-index-mark-end text:id="IMark74086344"/></text:p>
      <text:p text:style-name="P77">Overwrite existing archive files instead of reporting an error when ab archive file already exists. <text:span text:style-name="T35">See also option </text:span><text:span text:style-name="Option"><text:span text:style-name="T35">--archive-file-mode</text:span></text:span><text:span text:style-name="T35">.</text:span></text:p>
      <text:p text:style-name="Option_20_title"><text:alphabetical-index-mark-start text:id="IMark88385720"/>--overwrite-files<text:alphabetical-index-mark-end text:id="IMark88385720"/></text:p>
      <text:p text:style-name="Option_20_Start">Overwrite existing files when restoring files instead of reporting an error.</text:p>
      <text:p text:style-name="Option_20_title"><text:alphabetical-index-mark-start text:id="IMark56179384"/>--wait-first-volume<text:alphabetical-index-mark-end text:id="IMark5617938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56147848"/>--dry-run<text:alphabetical-index-mark-end text:id="IMark56147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2437048"/>--no-storage<text:alphabetical-index-mark-end text:id="IMark10243704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2230520"/>--no-bar-on-medium<text:alphabetical-index-mark-end text:id="IMark7223052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175007160"/>--<text:span text:style-name="T70">no-stop-on-error</text:span><text:alphabetical-index-mark-end text:id="IMark175007160"/></text:p>
      <text:p text:style-name="Option_20_Start">Do not store operation when an error occurre. Try to continue with remaining store/restore.</text:p>
      <text:p text:style-name="Option_20_title"><text:alphabetical-index-mark-start text:id="IMark88900312"/>--no-default-config<text:alphabetical-index-mark-end text:id="IMark88900312"/></text:p>
      <text:p text:style-name="Option_20_Start">Do not read personal configuration file <text:span text:style-name="Filename"><text:span text:style-name="T12">~/.bar/bar.cfg</text:span></text:span><text:span text:style-name="T1">.</text:span></text:p>
      <text:p text:style-name="Option_20_title"><text:alphabetical-index-mark-start text:id="IMark87530120"/><text:span text:style-name="T1">--volume-size</text:span><text:alphabetical-index-mark-end text:id="IMark87530120"/><text:span text:style-name="T1">=</text:span>&lt;n&gt;[G|M|K]</text:p>
      <text:p text:style-name="Option_20_Start"><text:span text:style-name="T17">CD/DVD/BD/device volume size. Specified size may have postfixes </text:span><text:span text:style-name="Option"><text:span text:style-name="T17">G</text:span></text:span><text:span text:style-name="T17"> (1024</text:span><text:span text:style-name="T15">3</text:span><text:span text:style-name="T17">bytes), </text:span><text:soft-page-break/><text:span text:style-name="Option"><text:span text:style-name="T17">M</text:span></text:span><text:span text:style-name="T17"> (1024</text:span><text:span text:style-name="T15">2</text:span><text:span text:style-name="T17">bytes), or </text:span><text:span text:style-name="Option"><text:span text:style-name="T17">K</text:span></text:span><text:span text:style-name="T1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88385720"/>--ecc<text:alphabetical-index-mark-end text:id="IMark88385720"/></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56179384"/>--always-create-image<text:alphabetical-index-mark-end text:id="IMark56179384"/></text:p>
      <text:p text:style-name="Option_20_Start">Enable always generate an image file for CDs/DVDs/BDs or devices. Usually image files are only generated when error correction codes should be added.</text:p>
      <text:p text:style-name="P41"><text:alphabetical-index-mark-start text:id="IMark67697320"/>--blank<text:alphabetical-index-mark-end text:id="IMark67697320"/></text:p>
      <text:p text:style-name="Option_20_Start">Blank CD/DVD/BD medium before writing.</text:p>
      <text:p text:style-name="Option_20_title"><text:alphabetical-index-mark-start text:id="IMark102437048"/><text:alphabetical-index-mark-start text:id="IMark88385720"/>--quiet<text:alphabetical-index-mark-end text:id="IMark88385720"/><text:alphabetical-index-mark-end text:id="IMark102437048"/></text:p>
      <text:p text:style-name="Option_20_Start">Be quiet and suppress any output.</text:p>
      <text:p text:style-name="Option_20_title"><text:alphabetical-index-mark-start text:id="IMark72230520"/>--verbose<text:alphabetical-index-mark-end text:id="IMark7223052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0">Table <text:sequence text:ref-name="refTable9" text:name="Table" text:formula="ooow:Table+1" style:num-format="1">10</text:sequence>: Verbosity levels</text:p>
      <text:p text:style-name="Note">Note:<text:tab/><text:span text:style-name="T61">I</text:span>n interactive mode the verbose level is independent from the setting in the BAR configuration files and by default 1.</text:p>
      <text:p text:style-name="Option_20_title"><text:alphabetical-index-mark-start text:id="IMark175007160"/>--version<text:alphabetical-index-mark-end text:id="IMark175007160"/></text:p>
      <text:p text:style-name="Option_20_Start">Output version of <text:span text:style-name="Name">BAR</text:span>.</text:p>
      <text:p text:style-name="Option_20_title"><text:alphabetical-index-mark-start text:id="IMark102437048"/>--help<text:alphabetical-index-mark-end text:id="IMark102437048"/>, <text:alphabetical-index-mark-start text:id="IMark75677448"/>-h<text:alphabetical-index-mark-end text:id="IMark75677448"/></text:p>
      <text:p text:style-name="Option_20_Start">Output help to options.</text:p>
      <text:p text:style-name="Option_20_title"><text:alphabetical-index-mark-start text:id="IMark88385720"/>--xhelp<text:alphabetical-index-mark-end text:id="IMark88385720"/></text:p>
      <text:p text:style-name="Option_20_Start">Output help to extended options.</text:p>
      <text:p text:style-name="Option_20_title"><text:soft-page-break/><text:alphabetical-index-mark-start text:id="IMark175007160"/>--help-internal<text:alphabetical-index-mark-end text:id="IMark17500716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87530120"/>archive-name<text:alphabetical-index-mark-end text:id="IMark87530120"/>=&lt;name&gt;</text:p>
      <text:p text:style-name="Option_20_Start">Specify the archive name. Usually this configuration entry is only found in job files.</text:p>
      <text:p text:style-name="Option_20_title"><text:alphabetical-index-mark-start text:id="IMark74556296"/>archive-type<text:alphabetical-index-mark-end text:id="IMark74556296"/>=normal|full|incremental|differential</text:p>
      <text:p text:style-name="Option_20_Start">Specify the archive type to create. Usually this configuration entry is only found in job files.</text:p>
      <text:p text:style-name="Option_20_title"><text:alphabetical-index-mark-start text:id="IMark72829032"/>crypt-password-mode<text:alphabetical-index-mark-end text:id="IMark72829032"/>=default|ask|config</text:p>
      <text:p text:style-name="Option_20_Start">Specify the password mode. Usually this configuration entry is only found in job files.</text:p>
      <text:p text:style-name="Option_20_title"><text:alphabetical-index-mark-start text:id="IMark175007160"/>include-file<text:alphabetical-index-mark-end text:id="IMark175007160"/>=&lt;pattern&gt;</text:p>
      <text:p text:style-name="Option_20_Start">Include matching entries into the created archive.</text:p>
      <text:p text:style-name="Option_20_title"><text:bookmark-start text:name="__DdeLink__12524_1674148630"/><text:alphabetical-index-mark-start text:id="IMark75677448"/>include-file-command<text:alphabetical-index-mark-end text:id="IMark756774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74086344"/>include-image<text:alphabetical-index-mark-end text:id="IMark74086344"/>=&lt;pattern&gt;</text:p>
      <text:p text:style-name="Option_20_Start">Include matching devices as disk images into the created archive.</text:p>
      <text:p text:style-name="Option_20_title"><text:alphabetical-index-mark-start text:id="IMark87530120"/>include-image-command<text:alphabetical-index-mark-end text:id="IMark8753012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4556296"/>exclude<text:alphabetical-index-mark-end text:id="IMark745562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88385720"/>exclude-command<text:alphabetical-index-mark-end text:id="IMark8838572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20808064447386" text:continue-list="list2551970357334490491" text:style-name="L9">
        <text:list-item>
          <text:p text:style-name="P94">month names: Jan, Feb, Mar, Apr, May, Jun, Jul, Aug, Sept, Oct, Nov, Dec</text:p>
        </text:list-item>
        <text:list-item>
          <text:p text:style-name="P9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1">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60">The following sections list the <text:span text:style-name="Command"><text:span text:style-name="T27">BARC</text:span></text:span><text:span text:style-name="Command">ontrol</text:span> command line options.</text:p>
      <text:p text:style-name="Text_20_body"/>
      <text:p text:style-name="Option_20_title"><text:alphabetical-index-mark-start text:id="IMark175007160"/><text:alphabetical-index-mark-start text:id="IMark88385720"/>--port<text:alphabetical-index-mark-end text:id="IMark88385720"/><text:alphabetical-index-mark-end text:id="IMark175007160"/>=&lt;n&gt;, <text:alphabetical-index-mark-start text:id="IMark88900312"/><text:alphabetical-index-mark-start text:id="IMark56147848"/>-p<text:alphabetical-index-mark-end text:id="IMark56147848"/><text:alphabetical-index-mark-end text:id="IMark88900312"/>=&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102437048"/><text:alphabetical-index-mark-start text:id="IMark74556296"/>--tls-port<text:alphabetical-index-mark-end text:id="IMark74556296"/><text:alphabetical-index-mark-end text:id="IMark102437048"/>=&lt;n&gt;</text:p>
      <text:p text:style-name="Option_20_Start">TLS server port. Default is: 38524.</text:p>
      <text:p text:style-name="Option_20_title"><text:alphabetical-index-mark-start text:id="IMark56147848"/>--password<text:alphabetical-index-mark-end text:id="IMark561478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7530120"/>--login-dialog<text:alphabetical-index-mark-end text:id="IMark87530120"/></text:p>
      <text:p text:style-name="Option_20_Start">Force to open the login dialog.</text:p>
      <text:p text:style-name="Option_20_title"><text:alphabetical-index-mark-start text:id="IMark74556296"/><text:alphabetical-index-mark-start text:id="IMark102437048"/>--key-file<text:alphabetical-index-mark-end text:id="IMark102437048"/><text:alphabetical-index-mark-end text:id="IMark7455629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88900312"/><text:span text:style-name="Filename"><text:span text:style-name="T5">--</text:span></text:span><text:span text:style-name="Filename"><text:span text:style-name="T10">force-ssl</text:span></text:span><text:alphabetical-index-mark-end text:id="IMark88900312"/></text:p>
      <text:p text:style-name="Option_20_Start"><text:span text:style-name="Filename"><text:span text:style-name="T67">Force SSL connection</text:span></text:span></text:p>
      <text:p text:style-name="Option_20_title"><text:alphabetical-index-mark-start text:id="IMark87530120"/>--select-job<text:alphabetical-index-mark-end text:id="IMark87530120"/>=&lt;name&gt;</text:p>
      <text:p text:style-name="Option_20_Start">Select a job in the status tab.</text:p>
      <text:p text:style-name="Option_20_title"><text:alphabetical-index-mark-start text:id="IMark74556296"/><text:alphabetical-index-mark-start text:id="IMark74086344"/>--job<text:alphabetical-index-mark-end text:id="IMark74086344"/><text:alphabetical-index-mark-end text:id="IMark74556296"/>=&lt;name&gt;, <text:alphabetical-index-mark-start text:id="IMark67697320"/><text:alphabetical-index-mark-start text:id="IMark56147848"/>-j<text:alphabetical-index-mark-end text:id="IMark56147848"/><text:alphabetical-index-mark-end text:id="IMark67697320"/>=&lt;name&gt;</text:p>
      <text:p text:style-name="P74">Start execution of job &lt;name&gt; and terminate <text:span text:style-name="Command"><text:span text:style-name="T27">BARC</text:span></text:span><text:span text:style-name="Command">ontrol</text:span>.</text:p>
      <text:p text:style-name="Option_20_title"><text:alphabetical-index-mark-start text:id="IMark88900312"/>--archive-type<text:alphabetical-index-mark-end text:id="IMark88900312"/>=&lt;mode&gt;</text:p>
      <text:p text:style-name="Option_20_Start">Set job mode: normal, full, incremental, differential. Default is: normal.</text:p>
      <text:p text:style-name="Option_20_title"><text:alphabetical-index-mark-start text:id="IMark75677448"/><text:alphabetical-index-mark-start text:id="IMark65554232"/>--abort<text:alphabetical-index-mark-end text:id="IMark65554232"/><text:alphabetical-index-mark-end text:id="IMark75677448"/>=&lt;name&gt;</text:p>
      <text:p text:style-name="P74">Abort execution of job &lt;name&gt; and terminate <text:span text:style-name="Command"><text:span text:style-name="T27">BARC</text:span></text:span><text:span text:style-name="Command">ontrol</text:span>.</text:p>
      <text:p text:style-name="Option_20_title"><text:alphabetical-index-mark-start text:id="IMark98275624"/>--pause<text:alphabetical-index-mark-end text:id="IMark98275624"/>=&lt;n&gt;, <text:alphabetical-index-mark-start text:id="IMark74086344"/>-t<text:alphabetical-index-mark-end text:id="IMark74086344"/>=&lt;n&gt;</text:p>
      <text:p text:style-name="P74">Pause job execution for &lt;n&gt; seconds and terminate <text:span text:style-name="Command"><text:span text:style-name="T27">BARC</text:span></text:span><text:span text:style-name="Command">ontrol</text:span>.</text:p>
      <text:p text:style-name="Option_20_title"><text:alphabetical-index-mark-start text:id="IMark65554232"/>--ping<text:alphabetical-index-mark-end text:id="IMark65554232"/>, <text:alphabetical-index-mark-start text:id="IMark75677448"/>-i<text:alphabetical-index-mark-end text:id="IMark75677448"/></text:p>
      <text:p text:style-name="P74">Check connection to server and terminate <text:span text:style-name="Command"><text:span text:style-name="T27">BARC</text:span></text:span><text:span text:style-name="Command">ontrol</text:span>.</text:p>
      <text:p text:style-name="Option_20_title"><text:alphabetical-index-mark-start text:id="IMark98275624"/>--suspend<text:alphabetical-index-mark-end text:id="IMark98275624"/>, <text:alphabetical-index-mark-start text:id="IMark74086344"/>-s<text:alphabetical-index-mark-end text:id="IMark74086344"/></text:p>
      <text:p text:style-name="P74">Suspend job execution and terminate <text:span text:style-name="Command"><text:span text:style-name="T27">BARC</text:span></text:span><text:span text:style-name="Command">ontrol</text:span>.</text:p>
      <text:p text:style-name="Option_20_title"><text:alphabetical-index-mark-start text:id="IMark75677448"/>--continue<text:alphabetical-index-mark-end text:id="IMark75677448"/>, <text:alphabetical-index-mark-start text:id="IMark92795304"/>-c<text:alphabetical-index-mark-end text:id="IMark92795304"/></text:p>
      <text:p text:style-name="P74">Continue job execution and terminate <text:span text:style-name="Command"><text:span text:style-name="T27">BARC</text:span></text:span><text:span text:style-name="Command">ontrol</text:span>.</text:p>
      <text:p text:style-name="Option_20_title"><text:alphabetical-index-mark-start text:id="IMark88900312"/>--list<text:alphabetical-index-mark-end text:id="IMark88900312"/>, <text:alphabetical-index-mark-start text:id="IMark175007160"/>-l<text:alphabetical-index-mark-end text:id="IMark175007160"/></text:p>
      <text:p text:style-name="P74">List jobs and terminate <text:span text:style-name="Command"><text:span text:style-name="T27">BARC</text:span></text:span><text:span text:style-name="Command">ontrol</text:span>.</text:p>
      <text:p text:style-name="P40"><text:alphabetical-index-mark-start text:id="IMark92795304"/>--index-database-add<text:alphabetical-index-mark-end text:id="IMark92795304"/>=<text:span text:style-name="T28">&lt;pattern&gt;</text:span></text:p>
      <text:p text:style-name="P75">Add storage archive to <text:span text:style-name="T28">the </text:span>index database and terminate <text:span text:style-name="Command"><text:span text:style-name="T27">BARC</text:span></text:span><text:span text:style-name="Command">ontrol</text:span>. <text:span text:style-name="T28">If &lt;pattern&gt; is a directory all containing files with the suffix .bar are added to the index database.</text:span></text:p>
      <text:p text:style-name="P40"><text:soft-page-break/><text:alphabetical-index-mark-start text:id="IMark65554232"/>--index-database-remove<text:alphabetical-index-mark-end text:id="IMark65554232"/>=<text:span text:style-name="T28">&lt;pattern&gt;</text:span></text:p>
      <text:p text:style-name="P75">Remove storage archive from <text:span text:style-name="T28">the </text:span>index database and terminate <text:span text:style-name="Command"><text:span text:style-name="T27">BARC</text:span></text:span><text:span text:style-name="Command">ontrol</text:span>.</text:p>
      <text:p text:style-name="P40"><text:alphabetical-index-mark-start text:id="IMark127098936"/>--<text:span text:style-name="T28">index-database-refresh</text:span><text:alphabetical-index-mark-end text:id="IMark127098936"/><text:span text:style-name="T28">=&lt;pattern&gt;</text:span></text:p>
      <text:p text:style-name="P76">Refresh storage archives in the index database and terminate <text:span text:style-name="Command"><text:span text:style-name="T27">BARC</text:span></text:span><text:span text:style-name="Command">ontrol</text:span>.</text:p>
      <text:p text:style-name="P40"><text:alphabetical-index-mark-start text:id="IMark56964008"/>--<text:span text:style-name="T67">index-database-entities-list</text:span><text:alphabetical-index-mark-end text:id="IMark56964008"/><text:span text:style-name="T67">=&lt;name&gt;, </text:span><text:alphabetical-index-mark-start text:id="IMark54609064"/><text:span text:style-name="T67">-n</text:span><text:alphabetical-index-mark-end text:id="IMark54609064"/><text:span text:style-name="T67">=&lt;name&gt;</text:span></text:p>
      <text:p text:style-name="P78">List <text:span text:style-name="T67">entities</text:span> which match to <text:span text:style-name="T28">the names</text:span> &lt;<text:span text:style-name="T28">names</text:span>&gt; and terminate <text:span text:style-name="Command"><text:span text:style-name="T27">BARC</text:span></text:span><text:span text:style-name="Command">ontrol</text:span>.</text:p>
      <text:p text:style-name="P40"><text:alphabetical-index-mark-start text:id="IMark92795304"/>--index-database-storage<text:span text:style-name="T67">s</text:span>-list<text:alphabetical-index-mark-end text:id="IMark92795304"/>=&lt;<text:span text:style-name="T28">name</text:span>&gt;, <text:alphabetical-index-mark-start text:id="IMark88385720"/>-<text:span text:style-name="T28">a</text:span><text:alphabetical-index-mark-end text:id="IMark88385720"/><text:span text:style-name="T28">=&lt;names&gt;</text:span></text:p>
      <text:p text:style-name="P75">List storage archives which match to <text:span text:style-name="T28">the names</text:span> &lt;<text:span text:style-name="T28">names</text:span>&gt; and terminate <text:span text:style-name="Command"><text:span text:style-name="T27">BARC</text:span></text:span><text:span text:style-name="Command">ontrol</text:span>.</text:p>
      <text:p text:style-name="P40"><text:alphabetical-index-mark-start text:id="IMark65554232"/>--index-database-entries-list<text:alphabetical-index-mark-end text:id="IMark65554232"/>=&lt;pattern&gt;, <text:alphabetical-index-mark-start text:id="IMark75677448"/>-<text:span text:style-name="T28">e</text:span><text:alphabetical-index-mark-end text:id="IMark75677448"/><text:span text:style-name="T28">=&lt;name&gt;</text:span></text:p>
      <text:p text:style-name="P75">List index entries which match to <text:span text:style-name="T28">the names</text:span> &lt;<text:span text:style-name="T28">name</text:span>&gt; and terminate <text:span text:style-name="Command"><text:span text:style-name="T27">BARC</text:span></text:span><text:span text:style-name="Command">ontrol</text:span>.</text:p>
      <text:p text:style-name="Option_20_title"><text:alphabetical-index-mark-start text:id="IMark74086344"/>--restore<text:alphabetical-index-mark-end text:id="IMark74086344"/>=&lt;name&gt;</text:p>
      <text:p text:style-name="Option_20_Start">Restore storage with name &lt;name&gt;</text:p>
      <text:p text:style-name="Option_20_title"><text:alphabetical-index-mark-start text:id="IMark88385720"/>--destination<text:alphabetical-index-mark-end text:id="IMark88385720"/>=&lt;directory&gt;</text:p>
      <text:p text:style-name="Option_20_Start">Selected destination directory for restore.</text:p>
      <text:p text:style-name="Option_20_title"><text:alphabetical-index-mark-start text:id="IMark107690264"/>--overwrite-entries<text:alphabetical-index-mark-end text:id="IMark107690264"/></text:p>
      <text:p text:style-name="Option_20_Start">Enable overwrite existing entries on restore.</text:p>
      <text:p text:style-name="Option_20_title"><text:alphabetical-index-mark-start text:id="IMark88900312"/>--version<text:alphabetical-index-mark-end text:id="IMark88900312"/></text:p>
      <text:p text:style-name="P74">Output version of <text:span text:style-name="Command"><text:span text:style-name="T27">BARC</text:span></text:span><text:span text:style-name="Command">ontrol</text:span>.</text:p>
      <text:p text:style-name="Option_20_title"><text:alphabetical-index-mark-start text:id="IMark54609064"/>--help<text:alphabetical-index-mark-end text:id="IMark54609064"/>, <text:alphabetical-index-mark-start text:id="IMark127098936"/>-h<text:alphabetical-index-mark-end text:id="IMark12709893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60"><text:span text:style-name="Command"><text:span text:style-name="T27">BARC</text:span></text:span><text:span text:style-name="Command">ontrol</text:span> also store a few settings into a personal configuration file in <text:span text:style-name="Filename">~/bar/barcontrol.cfg</text:span>. Some entries in the file are updated by <text:span text:style-name="Command"><text:span text:style-name="T27">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07690264"/>pause-create<text:alphabetical-index-mark-end text:id="IMark107690264"/>=yes|no</text:p>
      <text:p text:style-name="Configuration">Pause creating new archive files when pause-button is pressed.</text:p>
      <text:p text:style-name="Configuration_20_title"><text:alphabetical-index-mark-start text:id="IMark88900312"/>pause-storage<text:alphabetical-index-mark-end text:id="IMark88900312"/>=yes|no</text:p>
      <text:p text:style-name="Configuration">Pause storage of archive files when pause-button is pressed.</text:p>
      <text:p text:style-name="Configuration_20_title"><text:alphabetical-index-mark-start text:id="IMark54609064"/>pause-restore<text:alphabetical-index-mark-end text:id="IMark54609064"/>=yes|no</text:p>
      <text:p text:style-name="Configuration">Pause restoring archive files when pause-button is pressed.</text:p>
      <text:p text:style-name="Configuration_20_title"><text:alphabetical-index-mark-start text:id="IMark74086344"/>pause-index-database-update<text:alphabetical-index-mark-end text:id="IMark74086344"/>=yes|no</text:p>
      <text:p text:style-name="Configuration">Pause automatic update index database when pause-button is pressed.</text:p>
      <text:p text:style-name="Configuration_20_title"><text:soft-page-break/><text:alphabetical-index-mark-start text:id="IMark92795304"/>server<text:alphabetical-index-mark-end text:id="IMark92795304"/>=&lt;name&gt;</text:p>
      <text:p text:style-name="Configuration">Name of computer running a <text:span text:style-name="Name">BAR</text:span> server daemon.</text:p>
      <text:p text:style-name="Configuration_20_title"><text:alphabetical-index-mark-start text:id="IMark88385720"/>server-password<text:alphabetical-index-mark-end text:id="IMark88385720"/>=&lt;password&gt;</text:p>
      <text:p text:style-name="Configuration"><text:span text:style-name="Name">BAR</text:span> server daemon password.</text:p>
      <text:p text:style-name="Configuration_20_title"><text:alphabetical-index-mark-start text:id="IMark107690264"/>server-port<text:alphabetical-index-mark-end text:id="IMark107690264"/>=&lt;n&gt;</text:p>
      <text:p text:style-name="Configuration"><text:span text:style-name="Name">BAR</text:span> server port number for plain network connections.</text:p>
      <text:p text:style-name="Configuration_20_title"><text:alphabetical-index-mark-start text:id="IMark88900312"/>server-tls-port<text:alphabetical-index-mark-end text:id="IMark88900312"/>=&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5554232"/><text:span text:style-name="T1">chunks</text:span><text:alphabetical-index-mark-end text:id="IMark6555423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4760730235460080893" text:style-name="L10">
        <text:list-item>
          <text:p text:style-name="P131">id (4 characters)</text:p>
        </text:list-item>
      </text:list>
      <text:list xml:id="list220807144686536" text:continue-list="list220807907911859" text:style-name="List_20_1">
        <text:list-item>
          <text:p text:style-name="List_20_1">size (uint64)</text:p>
        </text:list-item>
      </text:list>
      <text:list xml:id="list220808849445055" text:continue-list="list4760730235460080893" text:style-name="L10">
        <text:list-item>
          <text:p text:style-name="P14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span text:style-name="Footnote_20_anchor"><text:note-ref text:note-class="footnote" text:reference-format="text" text:ref-name="ftn25">Error: Reference source not found</text:note-ref></text:span><text:soft-page-break/></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7">BARC</text:span></text:span><text:span text:style-name="Command">ontrol</text:span> into a single-binary (only needed when a single-binary exe-file should be created on Windows)<text:note text:id="ftn27"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8">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82"><text:s text:c="2"/><text:span text:style-name="T77">zstd</text:span> compression <text:s/>: yes (1.<text:span text:style-name="T77">3</text:span>.<text:span text:style-name="T77">2</text:span>)</text:p>
      <text:p text:style-name="P82"><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oft-page-break/><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8">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2099049367766409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2080855084602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20807138877196" text:continue-list="list22080738084345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2080728786134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ext:soft-page-break/>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220807709861219"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2080695274790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20808972200147"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7">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2080750430527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2080875321471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2080818220154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20806924174656"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20807666379703"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20808272246324" text:continue-numbering="true" text:style-name="Numbering_20_5">
        <text:list-item>
          <text:p text:style-name="Question"><text:soft-page-break/>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2080881852410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9</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220807595097315"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22080904593896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2080879834321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2080896422478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2080838131830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2080811423025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2080801166424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2080861312771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8</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22080729514153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2080824086576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text:soft-page-break/>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20807917988250" text:continue-numbering="true" text:style-name="Numbering_20_5">
        <text:list-item>
          <text:p text:style-name="Question">Can I store BAR archives on a Samba<text:note text:id="ftn30"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20808394168288"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7">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2080849106484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7">BARC</text:span></text:span><text:span text:style-name="Command">ontrol</text:span> then the password to login on a (remote) running <text:span text:style-name="Name">BAR</text:span> is required. This password is defined in <text:span text:style-name="Filename">bar.cfg</text:span> under “server-password”.</text:p>
      <text:list xml:id="list220808294780409"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7">BARC</text:span></text:span><text:span text:style-name="Command">ontrol</text:span> configuration file <text:span text:style-name="Filename">~/.bar/barcontrol.cfg</text:span> under “server-password”. By default <text:span text:style-name="Command"><text:span text:style-name="T27">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20807560981134" text:continue-numbering="true" text:style-name="Numbering_20_5">
        <text:list-item>
          <text:p text:style-name="Question">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7">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20807721821397" text:continue-numbering="true" text:style-name="Numbering_20_5">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7">BARC</text:span></text:span><text:span text:style-name="Command">ontrol</text:span> to create an encrypted archive the pass phrase is cached internally in <text:span text:style-name="Name">BAR</text:span><text:note text:id="ftn31"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7">BARC</text:span></text:span><text:span text:style-name="Command">ontrol</text:span> is not asking for the pass phrase. If the pass phrase is unknown, <text:span text:style-name="Command"><text:span text:style-name="T27">BARC</text:span></text:span><text:span text:style-name="Command">ontrol</text:span> will ask for the it.</text:p>
      <text:p text:style-name="Answer_20_Note">Note:<text:tab/>The cache is cleared when the <text:span text:style-name="Name">BAR</text:span> daemon is restarted.</text:p>
      <text:list xml:id="list220808657634873"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7">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2080748004775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2080721707408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2080888601977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20807856233895" text:continue-numbering="true" text:style-name="Numbering_20_5">
        <text:list-item>
          <text:p text:style-name="Question"><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7">BARC</text:span></text:span><text:span text:style-name="Command">ontrol</text:span> graphical front end for Linux, Windows, Solaris, and MacOSX.</text:p>
      <text:list xml:id="list22080801346357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oft-page-break/><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2080892558831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2080776702001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20808603814623" text:continue-numbering="true" text:style-name="Numbering_20_5">
        <text:list-item>
          <text:p text:style-name="P145">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220808614907346" text:continue-numbering="true" text:style-name="Numbering_20_5">
        <text:list-item>
          <text:p text:style-name="P146">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3">C</text:span>reate a RAM disk, e. g.:</text:p>
      <text:p text:style-name="Answer_20_Command"><text:s/><text:span text:style-name="Command">mount -t tmpfs -o size=2G none /media/ramdisk</text:span></text:p>
      <text:p text:style-name="P58"><text:span text:style-name="T83">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5240597722683654662" text:style-name="L11">
        <text:list-item>
          <text:p text:style-name="P132">version number of <text:span text:style-name="Name">BAR</text:span></text:p>
        </text:list-item>
      </text:list>
      <text:list xml:id="list220809034050416" text:continue-list="list22080714468653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20808610533485" text:continue-list="list5240597722683654662" text:style-name="L11">
        <text:list-item>
          <text:p text:style-name="P14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9">printed </text:span>C<text:span text:style-name="Filename"><text:note text:id="ftn33"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7">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20807219592208" text:continue-list="list220809034050416"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20808242487718"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60"><text:span text:style-name="Command"><text:span text:style-name="T27">BARC</text:span></text:span><text:span text:style-name="Command">ontrol</text:span> is using SWT [<text:reference-ref text:reference-format="text" text:ref-name="SWT">SWT</text:reference-ref>]. SWT is under the "Eclipse Public License" which can be found here:</text:p>
      <text:list xml:id="list220808364749551"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10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bort<text:tab/>65</text:p>
          <text:p text:style-name="P90">--all<text:tab/>56</text:p>
          <text:p text:style-name="P90">--always-create-image<text:tab/>58</text:p>
          <text:p text:style-name="P90">--archive-file-mode<text:tab/>57</text:p>
          <text:p text:style-name="P90">--archive-part-size<text:tab/>46</text:p>
          <text:p text:style-name="P90">--archive-type<text:tab/>65</text:p>
          <text:p text:style-name="P90">--bd-blank-command<text:tab/>50</text:p>
          <text:p text:style-name="P90">--bd-device<text:tab/>49</text:p>
          <text:p text:style-name="P90">--bd-ecc-command<text:tab/>50</text:p>
          <text:p text:style-name="P90">--bd-ecc-post-command<text:tab/>50</text:p>
          <text:p text:style-name="P90">--bd-ecc-pre-command<text:tab/>50</text:p>
          <text:p text:style-name="P90">--bd-image-command<text:tab/>50</text:p>
          <text:p text:style-name="P90">--bd-image-post-command<text:tab/>49</text:p>
          <text:p text:style-name="P90">--bd-image-pre-command<text:tab/>49</text:p>
          <text:p text:style-name="P90">--bd-load-volume-command<text:tab/>49</text:p>
          <text:p text:style-name="P90">--bd-request-volume-command<text:tab/>49</text:p>
          <text:p text:style-name="P90">--bd-unload-volume-command<text:tab/>49</text:p>
          <text:p text:style-name="P90">--bd-volume-size<text:tab/>49</text:p>
          <text:p text:style-name="P90">--bd-write-command<text:tab/>50</text:p>
          <text:p text:style-name="P90">--bd-write-image-command<text:tab/>50</text:p>
          <text:p text:style-name="P90">--bd-write-post-command<text:tab/>50</text:p>
          <text:p text:style-name="P90">--bd-write-pre-command<text:tab/>50</text:p>
          <text:p text:style-name="P90">--blank<text:tab/>58</text:p>
          <text:p text:style-name="P90">--cd-device<text:tab/>49</text:p>
          <text:p text:style-name="P90">--cd-ecc-command<text:tab/>50</text:p>
          <text:p text:style-name="P90">--cd-ecc-post-command<text:tab/>50</text:p>
          <text:p text:style-name="P90">--cd-ecc-pre-command<text:tab/>50</text:p>
          <text:p text:style-name="P90">--cd-image-command<text:tab/>50</text:p>
          <text:p text:style-name="P90">--cd-image-post-command<text:tab/>49</text:p>
          <text:p text:style-name="P90">--cd-image-pre-command<text:tab/>49</text:p>
          <text:p text:style-name="P90">--cd-load-volume-command<text:tab/>49</text:p>
          <text:p text:style-name="P90">--cd-request-volume-command<text:tab/>49</text:p>
          <text:p text:style-name="P90">--cd-unload-volume-command<text:tab/>49</text:p>
          <text:p text:style-name="P90">--cd-volume-size<text:tab/>49</text:p>
          <text:p text:style-name="P90">--cd-write-command<text:tab/>50</text:p>
          <text:p text:style-name="P90">--cd-write-image-command<text:tab/>50</text:p>
          <text:p text:style-name="P90">--cd-write-post-command<text:tab/>50</text:p>
          <text:p text:style-name="P90">--cd-write-pre-command<text:tab/>50</text:p>
          <text:p text:style-name="P90">--cd‑blank-command<text:tab/>50</text:p>
          <text:p text:style-name="P90">--compare<text:tab/>11, 39</text:p>
          <text:p text:style-name="P90">--compress-algorithm<text:tab/>14, 41</text:p>
          <text:p text:style-name="P90">--compress-exclude<text:tab/>45</text:p>
          <text:p text:style-name="P90">--compress-min-size<text:tab/>44</text:p>
          <text:p text:style-name="P90">--config<text:tab/>56</text:p>
          <text:p text:style-name="P90">--continue<text:tab/>65</text:p>
          <text:p text:style-name="P90">--continuous-database<text:tab/>55</text:p>
          <text:p text:style-name="P90">--create<text:tab/>9, 39</text:p>
          <text:p text:style-name="P90">--crypt-algorithm<text:tab/>45</text:p>
          <text:p text:style-name="P90">--crypt-new-password<text:tab/>46</text:p>
          <text:p text:style-name="P90">--crypt-password<text:tab/>46</text:p>
          <text:p text:style-name="P90">--crypt-private-key<text:tab/>46</text:p>
          <text:p text:style-name="P90">--crypt-public-key<text:tab/>46</text:p>
          <text:p text:style-name="P90">--crypt-type<text:tab/>45</text:p>
          <text:p text:style-name="P90">--daemon<text:tab/>52</text:p>
          <text:p text:style-name="P90">--delete-old-archive-files<text:tab/>56</text:p>
          <text:p text:style-name="P90">--destination<text:tab/>52, 65</text:p>
          <text:p text:style-name="P90">--device<text:tab/>50</text:p>
          <text:p text:style-name="P90">--device-blank-command<text:tab/>51</text:p>
          <text:p text:style-name="P90">--device-ecc-command<text:tab/>51</text:p>
          <text:p text:style-name="P90">--device-ecc-post-command<text:tab/>51</text:p>
          <text:p text:style-name="P90">--device-ecc-pre-command<text:tab/>51</text:p>
          <text:p text:style-name="P90">--device-image-command<text:tab/>51</text:p>
          <text:p text:style-name="P90">--device-image-post-command<text:tab/>51</text:p>
          <text:p text:style-name="P90">--device-image-pre-command<text:tab/>51</text:p>
          <text:p text:style-name="P90">--device-load-volume-command<text:tab/>51</text:p>
          <text:p text:style-name="P90">--device-request-volume-command<text:tab/>51</text:p>
          <text:p text:style-name="P90">--device-unload-volume-command<text:tab/>51</text:p>
          <text:p text:style-name="P90">--device-volume-size<text:tab/>51</text:p>
          <text:p text:style-name="P90">--device-write-command<text:tab/>52</text:p>
          <text:p text:style-name="P90">--device-write-post-command<text:tab/>52</text:p>
          <text:p text:style-name="P90">--device-write-pre-command<text:tab/>51</text:p>
          <text:p text:style-name="P90">--differential<text:tab/>41</text:p>
          <text:p text:style-name="P90">--directory<text:tab/>56</text:p>
          <text:p text:style-name="P90">--directory-strip<text:tab/>52</text:p>
          <text:p text:style-name="P90">--dry-run<text:tab/>57</text:p>
          <text:p text:style-name="P90">--dvd-blank-command<text:tab/>50</text:p>
          <text:p text:style-name="P90">--dvd-device<text:tab/>49</text:p>
          <text:p text:style-name="P90">--dvd-ecc-command<text:tab/>50</text:p>
          <text:p text:style-name="P90">--dvd-ecc-post-command<text:tab/>50</text:p>
          <text:p text:style-name="P90">--dvd-ecc-pre-command<text:tab/>50</text:p>
          <text:p text:style-name="P90">--dvd-image-command<text:tab/>50</text:p>
          <text:p text:style-name="P90">--dvd-image-post-command<text:tab/>49</text:p>
          <text:p text:style-name="P90">--dvd-image-pre-command<text:tab/>49</text:p>
          <text:p text:style-name="P90">--dvd-load-volume-command<text:tab/>49</text:p>
          <text:p text:style-name="P90">--dvd-request-volume-command<text:tab/>49</text:p>
          <text:p text:style-name="P90">--dvd-unload-volume-command<text:tab/>49</text:p>
          <text:p text:style-name="P90">--dvd-volume-size<text:tab/>49</text:p>
          <text:p text:style-name="P90">--dvd-write-command<text:tab/>50</text:p>
          <text:p text:style-name="P90">--dvd-write-image-command<text:tab/>50</text:p>
          <text:p text:style-name="P90">--dvd-write-post-command<text:tab/>50</text:p>
          <text:p text:style-name="P90">--dvd-write-pre-command<text:tab/>50</text:p>
          <text:p text:style-name="P90">--ecc<text:tab/>58</text:p>
          <text:p text:style-name="P90">--exclude<text:tab/>40</text:p>
          <text:p text:style-name="P90">--exclude-command<text:tab/>40</text:p>
          <text:p text:style-name="P90"><text:soft-page-break/>--extract<text:tab/>12, 39</text:p>
          <text:p text:style-name="P90">--file-write-post-command<text:tab/>46</text:p>
          <text:p text:style-name="P90">--file-write-pre-command<text:tab/>46</text:p>
          <text:p text:style-name="P90">--force-delta-compression<text:tab/>57</text:p>
          <text:p text:style-name="P90">--force-ssl<text:tab/>64</text:p>
          <text:p text:style-name="P90">--ftp-login-name<text:tab/>46</text:p>
          <text:p text:style-name="P90">--ftp-max-connections<text:tab/>47</text:p>
          <text:p text:style-name="P90">--ftp-max-storage-size<text:tab/>47</text:p>
          <text:p text:style-name="P90">--ftp-password<text:tab/>47</text:p>
          <text:p text:style-name="P90">--ftp-write-post-command<text:tab/>47</text:p>
          <text:p text:style-name="P90">--ftp-write-pre-command<text:tab/>47</text:p>
          <text:p text:style-name="P90">--full<text:tab/>41</text:p>
          <text:p text:style-name="P90">--generate-keys<text:tab/>39</text:p>
          <text:p text:style-name="P90">--generate-keys-bits<text:tab/>39</text:p>
          <text:p text:style-name="P90">--generate-keys-mode<text:tab/>40</text:p>
          <text:p text:style-name="P90">--group<text:tab/>56</text:p>
          <text:p text:style-name="P90">--help<text:tab/>59, 66</text:p>
          <text:p text:style-name="P90">--help-internal<text:tab/>59</text:p>
          <text:p text:style-name="P90">--human-format<text:tab/>56</text:p>
          <text:p text:style-name="P90">--ignore-no-backup-file<text:tab/>56</text:p>
          <text:p text:style-name="P90">--ignore-no-dump<text:tab/>57</text:p>
          <text:p text:style-name="P90">--image<text:tab/>39</text:p>
          <text:p text:style-name="P90">--include<text:tab/>40</text:p>
          <text:p text:style-name="P90">--include-command<text:tab/>40</text:p>
          <text:p text:style-name="P90">--incremental<text:tab/>41</text:p>
          <text:p text:style-name="P90">--incremental-list-file<text:tab/>41</text:p>
          <text:p text:style-name="P90">--index-database<text:tab/>54</text:p>
          <text:p text:style-name="P90">--index-database-add<text:tab/>65</text:p>
          <text:p text:style-name="P90">--index-database-auto-update<text:tab/>54</text:p>
          <text:p text:style-name="P90">--index-database-entities-list<text:tab/>65</text:p>
          <text:p text:style-name="P90">--index-database-entries-list<text:tab/>65</text:p>
          <text:p text:style-name="P90">--index-database-keep-time<text:tab/>54</text:p>
          <text:p text:style-name="P90">--index-database-max-band-width<text:tab/>54</text:p>
          <text:p text:style-name="P90">--index-database-refresh<text:tab/>65</text:p>
          <text:p text:style-name="P90">--index-database-remove<text:tab/>65</text:p>
          <text:p text:style-name="P90">--index-database-storages-list<text:tab/>65</text:p>
          <text:p text:style-name="P90">--job<text:tab/>64</text:p>
          <text:p text:style-name="P90">--key-file<text:tab/>64</text:p>
          <text:p text:style-name="P90">--list<text:tab/>10, 39, 65</text:p>
          <text:p text:style-name="P90">--log<text:tab/>55</text:p>
          <text:p text:style-name="P90">--log-file<text:tab/>55</text:p>
          <text:p text:style-name="P90">--log-post-command<text:tab/>55</text:p>
          <text:p text:style-name="P90">--login-dialog<text:tab/>64</text:p>
          <text:p text:style-name="P90">--long-format<text:tab/>56</text:p>
          <text:p text:style-name="P90">--max-band-width<text:tab/>53</text:p>
          <text:p text:style-name="P90">--max-tmp-size<text:tab/>56</text:p>
          <text:p text:style-name="P90">--mount<text:tab/>40p.</text:p>
          <text:p text:style-name="P90">--nice-level<text:tab/>53</text:p>
          <text:p text:style-name="P90">--no-bar-on-medium<text:tab/>58</text:p>
          <text:p text:style-name="P90">--no-default-config<text:tab/>58</text:p>
          <text:p text:style-name="P90">--no-detach<text:tab/>52</text:p>
          <text:p text:style-name="P90">--no-fragments-check<text:tab/>57</text:p>
          <text:p text:style-name="P90">--no-header-footer<text:tab/>56</text:p>
          <text:p text:style-name="P90">--no-index-database<text:tab/>54</text:p>
          <text:p text:style-name="P90">--no-stop-on-error<text:tab/>58</text:p>
          <text:p text:style-name="P90">--no-storage<text:tab/>57</text:p>
          <text:p text:style-name="P90">--normal<text:tab/>41</text:p>
          <text:p text:style-name="P90">--numeric-permission<text:tab/>56</text:p>
          <text:p text:style-name="P90">--numeric-uid-gid<text:tab/>56</text:p>
          <text:p text:style-name="P90">--overwrite-archive-files<text:tab/>57</text:p>
          <text:p text:style-name="P90">--overwrite-entries<text:tab/>66</text:p>
          <text:p text:style-name="P90">--overwrite-files<text:tab/>57</text:p>
          <text:p text:style-name="P90">--owner<text:tab/>52</text:p>
          <text:p text:style-name="P90">--password<text:tab/>64</text:p>
          <text:p text:style-name="P90">--pause<text:tab/>65</text:p>
          <text:p text:style-name="P90">--pid-file<text:tab/>56</text:p>
          <text:p text:style-name="P90">--ping<text:tab/>65</text:p>
          <text:p text:style-name="P90">--port<text:tab/>64</text:p>
          <text:p text:style-name="P90">--post-command<text:tab/>40</text:p>
          <text:p text:style-name="P90">--pre-command<text:tab/>40</text:p>
          <text:p text:style-name="P90">--quiet<text:tab/>58</text:p>
          <text:p text:style-name="P90">--raw-images<text:tab/>57</text:p>
          <text:p text:style-name="P90">--remote-bar-executable<text:tab/>53</text:p>
          <text:p text:style-name="P90">--restore<text:tab/>65</text:p>
          <text:p text:style-name="P90">--scp-write-post-command<text:tab/>48</text:p>
          <text:p text:style-name="P90">--scp-write-pre-command<text:tab/>48</text:p>
          <text:p text:style-name="P90">--select-job<text:tab/>64</text:p>
          <text:p text:style-name="P90">--server-ca-file<text:tab/>52</text:p>
          <text:p text:style-name="P90">--server-cert-file<text:tab/>52</text:p>
          <text:p text:style-name="P90">--server-jobs-directory<text:tab/>53</text:p>
          <text:p text:style-name="P90">--server-key-file<text:tab/>52</text:p>
          <text:p text:style-name="P90">--server-password<text:tab/>53</text:p>
          <text:p text:style-name="P90">--server-port<text:tab/>52</text:p>
          <text:p text:style-name="P90">--server-tls-port<text:tab/>52</text:p>
          <text:p text:style-name="P90">--sftp-write-post-command<text:tab/>48</text:p>
          <text:p text:style-name="P90">--sftp-write-pre-command<text:tab/>48</text:p>
          <text:p text:style-name="P90">--skip-unreadable<text:tab/>57</text:p>
          <text:p text:style-name="P90">--ssh-login-name<text:tab/>47</text:p>
          <text:p text:style-name="P90">--ssh-max-connections<text:tab/>47</text:p>
          <text:p text:style-name="P90">--ssh-max-storage-size<text:tab/>47</text:p>
          <text:p text:style-name="P90">--ssh-password<text:tab/>47</text:p>
          <text:p text:style-name="P90">--ssh-port<text:tab/>47</text:p>
          <text:p text:style-name="P90">--ssh-private-key<text:tab/>47</text:p>
          <text:p text:style-name="P90">--ssh-public-key<text:tab/>47</text:p>
          <text:p text:style-name="P90">--suspend<text:tab/>65</text:p>
          <text:p text:style-name="P90">--test<text:tab/>11, 39</text:p>
          <text:p text:style-name="P90">--tls-port<text:tab/>64</text:p>
          <text:p text:style-name="P90">--tmp-directory<text:tab/>56</text:p>
          <text:p text:style-name="P90">--verbose<text:tab/>58</text:p>
          <text:p text:style-name="P90">--version<text:tab/>59, 66</text:p>
          <text:p text:style-name="P90"><text:soft-page-break/>--volume-size<text:tab/>58</text:p>
          <text:p text:style-name="P90">--wait-first-volume<text:tab/>57</text:p>
          <text:p text:style-name="P90">--webdav-login<text:tab/>48</text:p>
          <text:p text:style-name="P90">--webdav-max-connections<text:tab/>48</text:p>
          <text:p text:style-name="P90">--webdav-max-storage-size<text:tab/>48</text:p>
          <text:p text:style-name="P90">--webdav-password<text:tab/>48</text:p>
          <text:p text:style-name="P90">--webdav-write-post-command<text:tab/>48</text:p>
          <text:p text:style-name="P90">--webdav-write-pre-command<text:tab/>48</text:p>
          <text:p text:style-name="P90">--xhelp<text:tab/>59</text:p>
          <text:p text:style-name="P90">-!<text:tab/>40</text:p>
          <text:p text:style-name="P90">-#<text:tab/>40</text:p>
          <text:p text:style-name="P90">-a<text:tab/>65</text:p>
          <text:p text:style-name="P90">-c<text:tab/>39, 65</text:p>
          <text:p text:style-name="P90">-C<text:tab/>56</text:p>
          <text:p text:style-name="P90">-d<text:tab/>39</text:p>
          <text:p text:style-name="P90">-D<text:tab/>52</text:p>
          <text:p text:style-name="P90">-e<text:tab/>65</text:p>
          <text:p text:style-name="P90">-f<text:tab/>41</text:p>
          <text:p text:style-name="P90">-g<text:tab/>56</text:p>
          <text:p text:style-name="P90">-h<text:tab/>59, 66</text:p>
          <text:p text:style-name="P90">-H<text:tab/>56</text:p>
          <text:p text:style-name="P90">-i<text:tab/>41, 65</text:p>
          <text:p text:style-name="P90">-j<text:tab/>64</text:p>
          <text:p text:style-name="P90">-l<text:tab/>39, 65</text:p>
          <text:p text:style-name="P90">-L<text:tab/>56</text:p>
          <text:p text:style-name="P90">-m<text:tab/>39</text:p>
          <text:p text:style-name="P90">-n<text:tab/>65</text:p>
          <text:p text:style-name="P90">-o<text:tab/>57</text:p>
          <text:p text:style-name="P90">-p<text:tab/>52, 64</text:p>
          <text:p text:style-name="P90">-s<text:tab/>16, 46, 65</text:p>
          <text:p text:style-name="P90">-t<text:tab/>39, 65</text:p>
          <text:p text:style-name="P90">-x<text:tab/>39</text:p>
          <text:p text:style-name="P90">-y<text:tab/>45</text:p>
          <text:p text:style-name="P90">-z<text:tab/>14, 41</text:p>
          <text:p text:style-name="P91">A</text:p>
          <text:p text:style-name="P90">archive-name<text:tab/>60</text:p>
          <text:p text:style-name="P90">archive-type<text:tab/>60</text:p>
          <text:p text:style-name="P90">atime<text:tab/>9</text:p>
          <text:p text:style-name="P91">B</text:p>
          <text:p text:style-name="P90">bar-keygen<text:tab/>7</text:p>
          <text:p text:style-name="P90">basic commands<text:tab/>39</text:p>
          <text:p text:style-name="P91">C</text:p>
          <text:p text:style-name="P90">chunks<text:tab/>67</text:p>
          <text:p text:style-name="P90">compare archive<text:tab/>11</text:p>
          <text:p text:style-name="P90">compress archive<text:tab/>14</text:p>
          <text:p text:style-name="P90">compression<text:tab/>41</text:p>
          <text:p text:style-name="P90">creating archive<text:tab/>9</text:p>
          <text:p text:style-name="P90">crypt-password-mode<text:tab/>60</text:p>
          <text:p text:style-name="P91">D</text:p>
          <text:p text:style-name="P90">device configuration<text:tab/>62</text:p>
          <text:p text:style-name="P90">differential archive<text:tab/>12</text:p>
          <text:p text:style-name="P91">E</text:p>
          <text:p text:style-name="P90">encryption<text:tab/>45</text:p>
          <text:p text:style-name="P90">exclude<text:tab/>60</text:p>
          <text:p text:style-name="P90">exclude-command<text:tab/>60</text:p>
          <text:p text:style-name="P90">extract archive<text:tab/>12</text:p>
          <text:p text:style-name="P91">F</text:p>
          <text:p text:style-name="P90">file format<text:tab/>67</text:p>
          <text:p text:style-name="P90">ftp server configuration<text:tab/>61</text:p>
          <text:p text:style-name="P91">G</text:p>
          <text:p text:style-name="P90">graphical front end<text:tab/>22</text:p>
          <text:p text:style-name="P91">I</text:p>
          <text:p text:style-name="P90">include-file<text:tab/>60</text:p>
          <text:p text:style-name="P90">include-file-command<text:tab/>60</text:p>
          <text:p text:style-name="P90">include-image<text:tab/>60</text:p>
          <text:p text:style-name="P90">include-image-command<text:tab/>60</text:p>
          <text:p text:style-name="P90">include/exclude files<text:tab/>40</text:p>
          <text:p text:style-name="P90">incremental archive<text:tab/>12</text:p>
          <text:p text:style-name="P91">L</text:p>
          <text:p text:style-name="P90">list archive<text:tab/>10</text:p>
          <text:p text:style-name="P91">P</text:p>
          <text:p text:style-name="P90">pause-create<text:tab/>66</text:p>
          <text:p text:style-name="P90">pause-index-database-update<text:tab/>66</text:p>
          <text:p text:style-name="P90">pause-restore<text:tab/>66</text:p>
          <text:p text:style-name="P90">pause-storage<text:tab/>66</text:p>
          <text:p text:style-name="P91">S</text:p>
          <text:p text:style-name="P90">schedule configuration<text:tab/>62</text:p>
          <text:p text:style-name="P90">server<text:tab/>19, 52, 66</text:p>
          <text:p text:style-name="P90">server-password<text:tab/>66</text:p>
          <text:p text:style-name="P90">server-port<text:tab/>66</text:p>
          <text:p text:style-name="P90">server-tls-port<text:tab/>66</text:p>
          <text:p text:style-name="P90">split archives<text:tab/>16, 46</text:p>
          <text:p text:style-name="P90">ssh/scp/sftp server configuration<text:tab/>61</text:p>
          <text:p text:style-name="P90">store archives<text:tab/>17, 46</text:p>
          <text:p text:style-name="P91">T</text:p>
          <text:p text:style-name="P90">test archive<text:tab/>11</text:p>
          <text:p text:style-name="P91">U</text:p>
          <text:p text:style-name="P90">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11-26T22:08:05.923267856</dc:date>
    <meta:editing-duration>P313DT3H39M39S</meta:editing-duration>
    <meta:editing-cycles>581</meta:editing-cycles>
    <meta:generator>LibreOffice/4.2.8.2$Linux_X86_64 LibreOffice_project/420m0$Build-2</meta:generator>
    <meta:document-statistic meta:table-count="14" meta:image-count="20" meta:object-count="0" meta:page-count="85" meta:paragraph-count="2500" meta:word-count="23171" meta:character-count="145993" meta:non-whitespace-character-count="125796"/>
  </office:meta>
</office:document-meta>
</file>